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50000020122E92CAEA66B1278.png" manifest:media-type="image/png"/>
  <manifest:file-entry manifest:full-path="Pictures/10000000000001EA000001AD870E727B8B313BB2.png" manifest:media-type="image/png"/>
  <manifest:file-entry manifest:full-path="Pictures/100002010000035D0000019F8532F17B46F21F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Calibri Light" svg:font-family="'Calibri Light'"/>
    <style:font-face style:name="Calibri3"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2611in" fo:margin-left="-0.0854in" fo:margin-top="0in" fo:margin-bottom="0in" table:align="left" style:writing-mode="lr-tb"/>
    </style:style>
    <style:style style:name="Tabla1.A" style:family="table-column">
      <style:table-column-properties style:column-width="1.4188in"/>
    </style:style>
    <style:style style:name="Tabla1.B" style:family="table-column">
      <style:table-column-properties style:column-width="2.9882in"/>
    </style:style>
    <style:style style:name="Tabla1.C" style:family="table-column">
      <style:table-column-properties style:column-width="2.8542in"/>
    </style:style>
    <style:style style:name="Tabla1.1" style:family="table-row">
      <style:table-row-properties fo:keep-together="auto"/>
    </style:style>
    <style:style style:name="Tabla1.A1" style:family="table-cell">
      <style:table-cell-properties fo:background-color="#eeece1" fo:padding-left="0.0681in" fo:padding-right="0.075in" fo:padding-top="0in" fo:padding-bottom="0in" fo:border="0.5pt solid #000001">
        <style:background-image/>
      </style:table-cell-properties>
    </style:style>
    <style:style style:name="Tabla1.A2" style:family="table-cell">
      <style:table-cell-properties fo:background-color="#ffffff" fo:padding-left="0.0681in" fo:padding-right="0.075in" fo:padding-top="0in" fo:padding-bottom="0in" fo:border="0.5pt solid #000001">
        <style:background-image/>
      </style:table-cell-properties>
    </style:style>
    <style:style style:name="Tabla1.A6" style:family="table-cell">
      <style:table-cell-properties fo:background-color="#ffffff" fo:padding-left="0.0681in" fo:padding-right="0.075in" fo:padding-top="0in" fo:padding-bottom="0in" fo:border-left="0.5pt solid #000001" fo:border-right="0.5pt solid #000001" fo:border-top="none" fo:border-bottom="0.5pt solid #000001">
        <style:background-image/>
      </style:table-cell-properties>
    </style:style>
    <style:style style:name="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P4"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2" fo:font-size="11pt" fo:font-weight="normal" officeooo:rsid="007c9da1" officeooo:paragraph-rsid="008947cf" fo:background-color="#ffffff" style:font-name-asian="Calibri2" style:font-size-asian="11pt" style:font-weight-asian="bold" style:font-name-complex="Calibri2"/>
    </style:style>
    <style:style style:name="P5"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8a8664" style:font-size-asian="11pt"/>
    </style:style>
    <style:style style:name="P6" style:family="paragraph" style:parent-style-name="Standard" style:master-page-name="">
      <loext:graphic-properties draw:fill="none"/>
      <style:paragraph-properties fo:margin-left="0in" fo:margin-right="0in" fo:margin-top="0in" fo:margin-bottom="0.0835in" loext:contextual-spacing="false" fo:line-height="100%" fo:text-align="justify" style:justify-single-word="false" fo:orphans="2" fo:widows="2" fo:text-indent="0in" style:auto-text-indent="false" style:page-number="auto" fo:background-color="transparent"/>
      <style:text-properties fo:font-style="italic" fo:font-weight="normal" officeooo:paragraph-rsid="007dfeb0" style:font-style-asian="italic" style:font-weight-asian="normal" style:font-style-complex="italic" style:font-weight-complex="normal"/>
    </style:style>
    <style:style style:name="P7" style:family="paragraph" style:parent-style-name="Standard">
      <style:text-properties officeooo:paragraph-rsid="0009e7c4"/>
    </style:style>
    <style:style style:name="P8" style:family="paragraph" style:parent-style-name="Standard">
      <style:paragraph-properties fo:line-height="100%" fo:text-align="justify" style:justify-single-word="false">
        <style:tab-stops>
          <style:tab-stop style:position="3.0189in"/>
          <style:tab-stop style:position="6.8854in"/>
        </style:tab-stops>
      </style:paragraph-properties>
      <style:text-properties fo:color="#000000" style:font-name="Calibri2" fo:font-size="11pt" fo:font-weight="normal" officeooo:paragraph-rsid="0026a487" fo:background-color="#ffffff" style:font-name-asian="Calibri2" style:font-size-asian="11pt" style:font-weight-asian="bold" style:font-name-complex="Calibri2" style:font-weight-complex="bold"/>
    </style:style>
    <style:style style:name="P9" style:family="paragraph" style:parent-style-name="Standard">
      <style:paragraph-properties fo:line-height="100%" fo:text-align="justify" style:justify-single-word="false">
        <style:tab-stops>
          <style:tab-stop style:position="3in"/>
          <style:tab-stop style:position="6in"/>
        </style:tab-stops>
      </style:paragraph-properties>
      <style:text-properties fo:color="#000000" style:font-name="Calibri2" fo:font-size="11pt" fo:font-weight="normal" officeooo:paragraph-rsid="000e01be" fo:background-color="#ffffff" style:font-name-asian="Calibri2" style:font-name-complex="Calibri2"/>
    </style:style>
    <style:style style:name="P10" style:family="paragraph" style:parent-style-name="Standard">
      <style:paragraph-properties fo:line-height="100%" fo:text-align="start" style:justify-single-word="false">
        <style:tab-stops>
          <style:tab-stop style:position="3in"/>
          <style:tab-stop style:position="6in"/>
        </style:tab-stops>
      </style:paragraph-properties>
      <style:text-properties fo:color="#000000" style:font-name="Calibri2" fo:font-size="11pt" fo:font-weight="normal" officeooo:rsid="0087f376" officeooo:paragraph-rsid="008f622a" fo:background-color="transparent" style:font-name-asian="Calibri2" style:font-size-asian="10pt" style:font-weight-asian="bold" style:font-name-complex="Calibri2" style:font-size-complex="10pt" style:font-weight-complex="bold"/>
    </style:style>
    <style:style style:name="P11" style:family="paragraph" style:parent-style-name="Standard">
      <style:paragraph-properties fo:line-height="100%" fo:text-align="justify" style:justify-single-word="false">
        <style:tab-stops>
          <style:tab-stop style:position="3in"/>
          <style:tab-stop style:position="6in"/>
        </style:tab-stops>
      </style:paragraph-properties>
      <style:text-properties style:font-name="Calibri1" fo:font-size="11pt" fo:font-weight="bold" officeooo:paragraph-rsid="000e01be" style:font-size-asian="11pt" style:font-weight-asian="bold" style:font-weight-complex="bold"/>
    </style:style>
    <style:style style:name="P12" style:family="paragraph" style:parent-style-name="Standard">
      <style:paragraph-properties fo:line-height="100%" fo:text-align="justify" style:justify-single-word="false">
        <style:tab-stops>
          <style:tab-stop style:position="3in"/>
          <style:tab-stop style:position="6in"/>
        </style:tab-stops>
      </style:paragraph-properties>
      <style:text-properties style:font-name="Calibri1" fo:font-size="11pt" officeooo:paragraph-rsid="007ecc69" style:font-size-asian="11pt"/>
    </style:style>
    <style:style style:name="P13" style:family="paragraph" style:parent-style-name="Standard">
      <style:paragraph-properties fo:line-height="100%" fo:text-align="justify" style:justify-single-word="false">
        <style:tab-stops>
          <style:tab-stop style:position="3.0189in"/>
          <style:tab-stop style:position="6.8854in"/>
        </style:tab-stops>
      </style:paragraph-properties>
      <style:text-properties fo:color="#111111" style:font-name="Calibri2" fo:font-size="11pt" fo:font-style="italic" fo:font-weight="normal" officeooo:paragraph-rsid="0026a487" fo:background-color="#ffffff" style:font-name-asian="Calibri2" style:font-size-asian="11pt" style:font-style-asian="italic" style:font-weight-asian="bold" style:font-name-complex="Calibri2" style:font-style-complex="italic" style:font-weight-complex="bold"/>
    </style:style>
    <style:style style:name="P14" style:family="paragraph" style:parent-style-name="Standard">
      <style:text-properties fo:font-variant="normal" fo:text-transform="none" style:text-position="0% 100%" fo:font-style="normal" style:text-underline-style="none" fo:font-weight="normal"/>
    </style:style>
    <style:style style:name="P15" style:family="paragraph" style:parent-style-name="Standard">
      <style:text-properties fo:font-variant="normal" fo:text-transform="none" style:text-position="0% 100%" fo:font-style="normal" style:text-underline-style="none" fo:font-weight="normal" officeooo:paragraph-rsid="008d7133"/>
    </style:style>
    <style:style style:name="P16" style:family="paragraph" style:parent-style-name="Standard">
      <style:text-properties officeooo:paragraph-rsid="008f622a"/>
    </style:style>
    <style:style style:name="P17"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18"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19"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P20" style:family="paragraph" style:parent-style-name="Footer">
      <style:paragraph-properties fo:margin-left="0in" fo:margin-right="0.25in" fo:text-align="start" style:justify-single-word="false" fo:text-indent="0in" style:auto-text-indent="false"/>
      <style:text-properties officeooo:paragraph-rsid="0009e7c4"/>
    </style:style>
    <style:style style:name="P21"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P22" style:family="paragraph" style:parent-style-name="Standard_20__28_user_29_">
      <style:paragraph-properties fo:text-align="justify" style:justify-single-word="false"/>
      <style:text-properties officeooo:paragraph-rsid="0009e7c4"/>
    </style:style>
    <style:style style:name="P23" style:family="paragraph" style:parent-style-name="Standard_20__28_user_29_">
      <style:text-properties style:font-name="Calibri1" fo:font-weight="bold" officeooo:paragraph-rsid="0009e7c4" style:font-weight-asian="bold" style:font-weight-complex="bold"/>
    </style:style>
    <style:style style:name="P24" style:family="paragraph" style:parent-style-name="Standard_20__28_user_29_">
      <style:text-properties style:font-name="Calibri1" fo:font-size="11pt" fo:font-weight="bold" officeooo:paragraph-rsid="0009e7c4" style:font-size-asian="11pt" style:font-weight-asian="bold" style:font-weight-complex="bold"/>
    </style:style>
    <style:style style:name="P25" style:family="paragraph" style:parent-style-name="Standard_20__28_user_29_">
      <style:paragraph-properties fo:text-align="justify" style:justify-single-word="false"/>
      <style:text-properties style:font-name="Calibri1" fo:font-size="11pt" fo:font-weight="bold" officeooo:paragraph-rsid="0009e7c4" style:font-size-asian="11pt" style:font-weight-asian="bold" style:font-weight-complex="bold"/>
    </style:style>
    <style:style style:name="P26" style:family="paragraph" style:parent-style-name="Standard_20__28_user_29_">
      <style:paragraph-properties fo:text-align="center" style:justify-single-word="false"/>
      <style:text-properties style:font-name="Calibri1" fo:font-size="11pt" officeooo:paragraph-rsid="0009e7c4" style:font-size-asian="11pt"/>
    </style:style>
    <style:style style:name="P27" style:family="paragraph" style:parent-style-name="Standard_20__28_user_29_">
      <style:paragraph-properties fo:text-align="center" style:justify-single-word="false"/>
      <style:text-properties style:font-name="Calibri1" fo:font-size="11pt" officeooo:paragraph-rsid="000b47de" style:font-size-asian="11pt"/>
    </style:style>
    <style:style style:name="P28" style:family="paragraph" style:parent-style-name="Standard_20__28_user_29_">
      <style:paragraph-properties fo:text-align="justify" style:justify-single-word="false"/>
      <style:text-properties style:font-name="Calibri1" officeooo:paragraph-rsid="0009e7c4"/>
    </style:style>
    <style:style style:name="P29" style:family="paragraph" style:parent-style-name="Standard_20__28_user_29_">
      <style:paragraph-properties fo:text-align="center" style:justify-single-word="false"/>
      <style:text-properties style:font-name="Calibri1" fo:font-size="10pt" fo:font-weight="bold" officeooo:paragraph-rsid="0009e7c4" style:font-size-asian="10pt" style:font-weight-asian="bold" style:font-size-complex="10pt" style:font-weight-complex="bold"/>
    </style:style>
    <style:style style:name="P30" style:family="paragraph" style:parent-style-name="Standard_20__28_user_29_">
      <style:paragraph-properties fo:text-align="center" style:justify-single-word="false"/>
      <style:text-properties style:font-name="Calibri1" fo:font-size="10pt" fo:font-weight="normal" officeooo:rsid="007e58b1" officeooo:paragraph-rsid="007e58b1" style:font-size-asian="10pt" style:font-weight-asian="normal" style:font-size-complex="10pt" style:font-weight-complex="normal"/>
    </style:style>
    <style:style style:name="P31" style:family="paragraph" style:parent-style-name="Standard_20__28_user_29_">
      <style:paragraph-properties fo:text-align="center" style:justify-single-word="false"/>
      <style:text-properties style:font-name="Calibri1" fo:font-size="10pt" fo:font-weight="normal" officeooo:rsid="007e58b1" officeooo:paragraph-rsid="0086853b" style:font-size-asian="10pt" style:font-weight-asian="normal" style:font-size-complex="10pt" style:font-weight-complex="normal"/>
    </style:style>
    <style:style style:name="P32" style:family="paragraph" style:parent-style-name="Standard_20__28_user_29_">
      <style:paragraph-properties fo:text-align="center" style:justify-single-word="false"/>
      <style:text-properties style:font-name="Calibri1" fo:font-size="10pt" fo:font-weight="normal" officeooo:rsid="007ecc69" officeooo:paragraph-rsid="007ecc69" style:font-size-asian="10pt" style:font-weight-asian="normal" style:font-size-complex="10pt" style:font-weight-complex="normal"/>
    </style:style>
    <style:style style:name="P33" style:family="paragraph" style:parent-style-name="Standard_20__28_user_29_">
      <style:paragraph-properties fo:text-align="center" style:justify-single-word="false"/>
      <style:text-properties style:font-name="Calibri1" fo:font-size="10pt" fo:font-weight="normal" officeooo:rsid="008059b3" officeooo:paragraph-rsid="008059b3" style:font-size-asian="10pt" style:font-weight-asian="normal" style:font-size-complex="10pt" style:font-weight-complex="normal"/>
    </style:style>
    <style:style style:name="P34" style:family="paragraph" style:parent-style-name="Standard_20__28_user_29_">
      <style:paragraph-properties fo:text-align="center" style:justify-single-word="false"/>
      <style:text-properties style:font-name="Calibri1" fo:font-size="14pt" fo:font-weight="bold" officeooo:paragraph-rsid="0009e7c4" style:font-size-asian="14pt" style:font-weight-asian="bold" style:font-weight-complex="bold"/>
    </style:style>
    <style:style style:name="P35" style:family="paragraph" style:parent-style-name="Standard_20__28_user_29_">
      <style:paragraph-properties fo:text-align="center" style:justify-single-word="false"/>
      <style:text-properties style:font-name="Calibri1" officeooo:paragraph-rsid="000b47de"/>
    </style:style>
    <style:style style:name="P36" style:family="paragraph" style:parent-style-name="Standard_20__28_user_29_">
      <style:paragraph-properties fo:text-align="justify" style:justify-single-word="false"/>
      <style:text-properties style:font-name="Calibri" fo:font-size="11pt" fo:font-weight="bold" officeooo:paragraph-rsid="0009e7c4" style:font-size-asian="11pt" style:font-weight-asian="bold" style:font-weight-complex="bold"/>
    </style:style>
    <style:style style:name="P37" style:family="paragraph" style:parent-style-name="Standard_20__28_user_29_">
      <style:paragraph-properties fo:text-align="center" style:justify-single-word="false"/>
      <style:text-properties fo:color="#111111" style:font-name="Calibri1" fo:font-size="11pt" fo:font-weight="normal" officeooo:rsid="007c0907" officeooo:paragraph-rsid="007c0907" fo:background-color="#ffffff" style:font-name-asian="Calibri2" style:font-size-asian="11pt" style:font-weight-asian="bold" style:font-name-complex="Calibri2"/>
    </style:style>
    <style:style style:name="P38" style:family="paragraph" style:parent-style-name="Standard_20__28_user_29_">
      <style:paragraph-properties fo:text-align="center" style:justify-single-word="false"/>
      <style:text-properties fo:color="#1c1c1c" style:font-name="Calibri1" fo:font-size="10pt" fo:font-weight="normal" officeooo:rsid="007e58b1" officeooo:paragraph-rsid="007e58b1" style:font-size-asian="10pt" style:font-weight-asian="normal" style:font-size-complex="10pt" style:font-weight-complex="normal"/>
    </style:style>
    <style:style style:name="P39" style:family="paragraph" style:parent-style-name="Standard_20__28_user_29_">
      <style:paragraph-properties fo:text-align="center" style:justify-single-word="false"/>
      <style:text-properties officeooo:paragraph-rsid="007e58b1"/>
    </style:style>
    <style:style style:name="P40" style:family="paragraph" style:parent-style-name="Standard_20__28_user_29_">
      <style:paragraph-properties fo:text-align="center" style:justify-single-word="false"/>
      <style:text-properties officeooo:paragraph-rsid="0086853b"/>
    </style:style>
    <style:style style:name="P41" style:family="paragraph" style:parent-style-name="Standard_20__28_user_29_">
      <style:paragraph-properties fo:text-align="center" style:justify-single-word="false"/>
      <style:text-properties officeooo:paragraph-rsid="007ecc69"/>
    </style:style>
    <style:style style:name="P42" style:family="paragraph" style:parent-style-name="Standard_20__28_user_29_">
      <style:paragraph-properties fo:text-align="center" style:justify-single-word="false"/>
      <style:text-properties officeooo:paragraph-rsid="008059b3"/>
    </style:style>
    <style:style style:name="P43" style:family="paragraph" style:parent-style-name="Standard_20__28_user_29_">
      <style:paragraph-properties fo:margin-top="0in" fo:margin-bottom="0.0835in" loext:contextual-spacing="false" fo:text-align="justify" style:justify-single-word="false"/>
      <style:text-properties style:font-name="Calibri1" officeooo:paragraph-rsid="0009e7c4"/>
    </style:style>
    <style:style style:name="P44" style:family="paragraph" style:parent-style-name="Standard_20__28_user_29_">
      <style:paragraph-properties fo:margin-top="0in" fo:margin-bottom="0.0835in" loext:contextual-spacing="false" fo:text-align="justify" style:justify-single-word="false"/>
      <style:text-properties style:font-name="Calibri1" fo:font-size="11pt" fo:font-weight="bold" officeooo:paragraph-rsid="0009e7c4" style:font-size-asian="11pt" style:font-weight-asian="bold" style:font-weight-complex="bold"/>
    </style:style>
    <style:style style:name="P45" style:family="paragraph" style:parent-style-name="Standard_20__28_user_29_">
      <style:paragraph-properties fo:margin-top="0in" fo:margin-bottom="0.0835in" loext:contextual-spacing="false"/>
      <style:text-properties style:font-name="Calibri1" fo:font-size="11pt" fo:font-weight="bold" officeooo:paragraph-rsid="0009e7c4" style:font-size-asian="11pt" style:font-weight-asian="bold" style:font-weight-complex="bold"/>
    </style:style>
    <style:style style:name="P46" style:family="paragraph" style:parent-style-name="Standard">
      <style:paragraph-properties fo:margin-left="0in" fo:margin-right="0in" fo:margin-top="0in" fo:margin-bottom="0.0835in" loext:contextual-spacing="false" fo:line-height="100%" fo:text-align="justify" style:justify-single-word="false" fo:text-indent="0.25in" style:auto-text-indent="false"/>
      <style:text-properties style:font-name="Calibri1" fo:font-size="11pt" fo:font-weight="bold" officeooo:paragraph-rsid="000c880e" style:font-size-asian="11pt" style:font-weight-asian="bold" style:font-weight-complex="bold"/>
    </style:style>
    <style:style style:name="P47" style:family="paragraph" style:parent-style-name="Standard">
      <style:paragraph-properties fo:margin-left="0in" fo:margin-right="0in" fo:margin-top="0in" fo:margin-bottom="0.0835in" loext:contextual-spacing="false" fo:line-height="100%" fo:text-align="justify" style:justify-single-word="false" fo:text-indent="0.25in" style:auto-text-indent="false"/>
      <style:text-properties style:font-name="Calibri1" fo:font-size="11pt" fo:font-weight="normal" officeooo:rsid="007dfeb0" officeooo:paragraph-rsid="007dfeb0" style:font-size-asian="11pt" style:font-weight-asian="normal" style:font-weight-complex="normal"/>
    </style:style>
    <style:style style:name="P48"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2" fo:font-size="11pt" style:text-underline-style="none" fo:font-weight="normal" officeooo:rsid="007e9636" officeooo:paragraph-rsid="008d7133" fo:background-color="transparent" style:font-name-asian="Calibri2" style:font-name-complex="Calibri2"/>
    </style:style>
    <style:style style:name="P49"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2" fo:font-size="11pt" style:text-underline-style="none" fo:font-weight="normal" officeooo:rsid="00975b5b" officeooo:paragraph-rsid="008d7133" fo:background-color="transparent" style:font-name-asian="Calibri2" style:font-name-complex="Calibri2"/>
    </style:style>
    <style:style style:name="P50"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2" fo:font-size="11pt" style:text-underline-style="none" fo:font-weight="normal" officeooo:rsid="00939cab" officeooo:paragraph-rsid="00939cab" fo:background-color="transparent" style:font-name-asian="Calibri2" style:font-name-complex="Calibri2"/>
    </style:style>
    <style:style style:name="P51"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2" fo:font-size="11pt" style:text-underline-style="none" fo:font-weight="normal" officeooo:rsid="0093a85c" officeooo:paragraph-rsid="0093a85c" fo:background-color="transparent" style:font-name-asian="Calibri2" style:font-name-complex="Calibri2"/>
    </style:style>
    <style:style style:name="P52"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8272bb" officeooo:paragraph-rsid="008f622a" fo:background-color="transparent" style:font-name-asian="Calibri2" style:font-size-asian="10pt" style:font-weight-asian="bold" style:font-name-complex="Calibri2" style:font-size-complex="10pt" style:font-weight-complex="bold"/>
    </style:style>
    <style:style style:name="P53"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8272bb" officeooo:paragraph-rsid="00b306b4" fo:background-color="transparent" style:font-name-asian="Calibri2" style:font-size-asian="10pt" style:font-weight-asian="bold" style:font-name-complex="Calibri2" style:font-size-complex="10pt" style:font-weight-complex="bold"/>
    </style:style>
    <style:style style:name="P54"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875e1b" officeooo:paragraph-rsid="008f622a" fo:background-color="transparent" style:font-name-asian="Calibri2" style:font-size-asian="10pt" style:font-weight-asian="bold" style:font-name-complex="Calibri2" style:font-size-complex="10pt" style:font-weight-complex="bold"/>
    </style:style>
    <style:style style:name="P55"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b50198" officeooo:paragraph-rsid="008f622a" fo:background-color="transparent" style:font-name-asian="Calibri2" style:font-size-asian="10pt" style:font-weight-asian="bold" style:font-name-complex="Calibri2" style:font-size-complex="10pt" style:font-weight-complex="bold"/>
    </style:style>
    <style:style style:name="P56"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2" fo:font-size="11pt" style:text-underline-style="none" fo:font-weight="normal" officeooo:rsid="00808cd3" officeooo:paragraph-rsid="00b306b4" fo:background-color="transparent" style:font-name-asian="Calibri2" style:font-size-asian="10pt" style:font-weight-asian="bold" style:font-name-complex="Calibri2" style:font-size-complex="10pt" style:font-weight-complex="bold"/>
    </style:style>
    <style:style style:name="P57"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0e4a0" officeooo:paragraph-rsid="0010cbcb" fo:background-color="#ffffff" style:font-name-asian="Calibri2" style:font-size-asian="10pt" style:font-weight-asian="bold" style:font-name-complex="Calibri2" style:font-size-complex="10pt" style:font-weight-complex="bold"/>
    </style:style>
    <style:style style:name="P58"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0e4a0" officeooo:paragraph-rsid="00839485" fo:background-color="#ffffff" style:font-name-asian="Calibri2" style:font-size-asian="10pt" style:font-weight-asian="bold" style:font-name-complex="Calibri2" style:font-size-complex="10pt" style:font-weight-complex="bold"/>
    </style:style>
    <style:style style:name="P59"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4982b" officeooo:paragraph-rsid="0084982b" fo:background-color="#ffffff" style:font-name-asian="Calibri2" style:font-size-asian="10pt" style:font-weight-asian="bold" style:font-name-complex="Calibri2" style:font-size-complex="10pt" style:font-weight-complex="bold"/>
    </style:style>
    <style:style style:name="P60"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39485" officeooo:paragraph-rsid="00839485" fo:background-color="#ffffff" style:font-name-asian="Calibri2" style:font-size-asian="10pt" style:font-weight-asian="bold" style:font-name-complex="Calibri2" style:font-size-complex="10pt" style:font-weight-complex="bold"/>
    </style:style>
    <style:style style:name="P61"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d51c11" officeooo:paragraph-rsid="00d51c11" fo:background-color="#ffffff" style:font-name-asian="Calibri2" style:font-size-asian="10pt" style:font-weight-asian="bold" style:font-name-complex="Calibri2" style:font-size-complex="10pt" style:font-weight-complex="bold"/>
    </style:style>
    <style:style style:name="P62"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adb5d" officeooo:paragraph-rsid="008adb5d" fo:background-color="#ffffff" style:font-name-asian="Calibri2" style:font-size-asian="10pt" style:font-weight-asian="bold" style:font-name-complex="Calibri2" style:font-size-complex="10pt" style:font-weight-complex="bold"/>
    </style:style>
    <style:style style:name="P63"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d6a0c3" officeooo:paragraph-rsid="00d6a0c3" fo:background-color="#ffffff" style:font-name-asian="Calibri2" style:font-size-asian="10pt" style:font-weight-asian="bold" style:font-name-complex="Calibri2" style:font-size-complex="10pt" style:font-weight-complex="bold"/>
    </style:style>
    <style:style style:name="P64"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588c6" officeooo:paragraph-rsid="008588c6" fo:background-color="#ffffff" style:font-name-asian="Calibri2" style:font-size-asian="10pt" style:font-weight-asian="bold" style:font-name-complex="Calibri2" style:font-size-complex="10pt" style:font-weight-complex="bold"/>
    </style:style>
    <style:style style:name="P65"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fo:font-weight="normal" officeooo:rsid="008c7fe6" officeooo:paragraph-rsid="008c7fe6" fo:background-color="#ffffff" style:font-name-asian="Calibri2" style:font-size-asian="10pt" style:font-weight-asian="bold" style:font-name-complex="Calibri2" style:font-size-complex="10pt" style:font-weight-complex="bold"/>
    </style:style>
    <style:style style:name="P66"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8588c6" officeooo:paragraph-rsid="008588c6" fo:background-color="transparent" style:font-name-asian="Calibri2" style:font-size-asian="10pt" style:font-weight-asian="normal" style:font-name-complex="Calibri2" style:font-size-complex="10pt" style:font-weight-complex="normal"/>
    </style:style>
    <style:style style:name="P67" style:family="paragraph" style:parent-style-name="Standard" style:list-style-name="L8">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dd5738" officeooo:paragraph-rsid="00dd5738" fo:background-color="transparent" style:font-name-asian="Calibri2" style:font-size-asian="10pt" style:font-weight-asian="normal" style:font-name-complex="Calibri2" style:font-size-complex="10pt" style:font-weight-complex="normal"/>
    </style:style>
    <style:style style:name="P68"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955a22" officeooo:paragraph-rsid="00955a22" fo:background-color="transparent" style:font-name-asian="Calibri2" style:font-size-asian="10pt" style:font-weight-asian="normal" style:font-name-complex="Calibri2" style:font-size-complex="10pt" style:font-weight-complex="normal"/>
    </style:style>
    <style:style style:name="P69"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963dbd" officeooo:paragraph-rsid="00963dbd" fo:background-color="transparent" style:font-name-asian="Calibri2" style:font-size-asian="10pt" style:font-weight-asian="normal" style:font-name-complex="Calibri2" style:font-size-complex="10pt" style:font-weight-complex="normal"/>
    </style:style>
    <style:style style:name="P70" style:family="paragraph" style:parent-style-name="Standard" style:list-style-name="L9">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8588c6" officeooo:paragraph-rsid="008588c6" fo:background-color="transparent" style:font-name-asian="Calibri2" style:font-weight-asian="bold" style:font-name-complex="Calibri2" style:font-weight-complex="bold"/>
    </style:style>
    <style:style style:name="P71" style:family="paragraph" style:parent-style-name="Standard" style:list-style-name="L9">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8588c6" officeooo:paragraph-rsid="00de8af4" fo:background-color="transparent" style:font-name-asian="Calibri2" style:font-weight-asian="bold" style:font-name-complex="Calibri2" style:font-weight-complex="bold"/>
    </style:style>
    <style:style style:name="P72" style:family="paragraph" style:parent-style-name="Standard" style:list-style-name="L9">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de8af4" officeooo:paragraph-rsid="00de8af4" fo:background-color="transparent" style:font-name-asian="Calibri2" style:font-weight-asian="bold" style:font-name-complex="Calibri2" style:font-weight-complex="bold"/>
    </style:style>
    <style:style style:name="P73" style:family="paragraph" style:parent-style-name="Standard" style:list-style-name="L9">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df404d" officeooo:paragraph-rsid="00e05264" fo:background-color="transparent" style:font-name-asian="Calibri2" style:font-weight-asian="bold" style:font-name-complex="Calibri2" style:font-weight-complex="bold"/>
    </style:style>
    <style:style style:name="P74" style:family="paragraph" style:parent-style-name="Standard" style:list-style-name="L9">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05264" officeooo:paragraph-rsid="00e05264" fo:background-color="transparent" style:font-name-asian="Calibri2" style:font-weight-asian="bold" style:font-name-complex="Calibri2" style:font-weight-complex="bold"/>
    </style:style>
    <style:style style:name="P75" style:family="paragraph" style:parent-style-name="Standard" style:list-style-name="L9">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20d50" officeooo:paragraph-rsid="00e20d50" fo:background-color="transparent" style:font-name-asian="Calibri2" style:font-weight-asian="bold" style:font-name-complex="Calibri2" style:font-weight-complex="bold"/>
    </style:style>
    <style:style style:name="P76" style:family="paragraph" style:parent-style-name="Standard" style:list-style-name="L9">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5699b" officeooo:paragraph-rsid="00e5699b" fo:background-color="transparent" style:font-name-asian="Calibri2" style:font-weight-asian="bold" style:font-name-complex="Calibri2" style:font-weight-complex="bold"/>
    </style:style>
    <style:style style:name="P77" style:family="paragraph" style:parent-style-name="Standard" style:list-style-name="L9">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590eb" officeooo:paragraph-rsid="00e590eb" fo:background-color="transparent" style:font-name-asian="Calibri2" style:font-weight-asian="bold" style:font-name-complex="Calibri2" style:font-weight-complex="bold"/>
    </style:style>
    <style:style style:name="P78"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963dbd" officeooo:paragraph-rsid="00963dbd" fo:background-color="transparent" style:font-name-asian="Calibri2" style:font-weight-asian="bold" style:font-name-complex="Calibri2" style:font-weight-complex="bold"/>
    </style:style>
    <style:style style:name="P79" style:family="paragraph" style:parent-style-name="Standard">
      <style:text-properties fo:font-variant="normal" fo:text-transform="none" fo:color="#000000" style:text-position="0% 100%" style:font-name="Calibri2" fo:font-size="11pt" style:text-underline-style="none" fo:font-weight="normal" officeooo:rsid="0087f376" officeooo:paragraph-rsid="008d7133" fo:background-color="transparent" style:font-name-asian="Calibri2" style:font-size-asian="10pt" style:font-weight-asian="bold" style:font-name-complex="Calibri2" style:font-size-complex="10pt" style:font-weight-complex="bold"/>
    </style:style>
    <style:style style:name="P80" style:family="paragraph" style:parent-style-name="Standard">
      <style:text-properties fo:font-variant="normal" fo:text-transform="none" style:text-position="0% 100%" fo:font-style="normal" style:text-underline-style="none" fo:font-weight="normal"/>
    </style:style>
    <style:style style:name="P81" style:family="paragraph" style:parent-style-name="Standard">
      <style:paragraph-properties fo:line-height="100%" fo:text-align="justify" style:justify-single-word="false">
        <style:tab-stops>
          <style:tab-stop style:position="3.0189in"/>
          <style:tab-stop style:position="6.8854in"/>
        </style:tab-stops>
      </style:paragraph-properties>
      <style:text-properties fo:color="#111111" style:font-name="Calibri2" fo:font-size="11pt" fo:font-style="italic" fo:font-weight="normal" officeooo:paragraph-rsid="0026a487" fo:background-color="#ffffff" style:font-name-asian="Calibri2" style:font-size-asian="11pt" style:font-style-asian="italic" style:font-weight-asian="bold" style:font-name-complex="Calibri2" style:font-style-complex="italic" style:font-weight-complex="bold"/>
    </style:style>
    <style:style style:name="P82"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2" fo:font-size="11pt" fo:font-weight="normal" officeooo:rsid="0099e284" officeooo:paragraph-rsid="008c3e01" fo:background-color="#ffffff" style:font-name-asian="Calibri2" style:font-name-complex="Calibri2"/>
    </style:style>
    <style:style style:name="P83"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2" fo:font-size="11pt" fo:font-weight="normal" officeooo:rsid="0092445c" officeooo:paragraph-rsid="008c3e01" fo:background-color="#ffffff" style:font-name-asian="Calibri2" style:font-name-complex="Calibri2"/>
    </style:style>
    <style:style style:name="P84"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2" fo:font-size="11pt" fo:font-weight="normal" officeooo:rsid="00a681fa" officeooo:paragraph-rsid="008c3e01" fo:background-color="#ffffff" style:font-name-asian="Calibri2" style:font-name-complex="Calibri2"/>
    </style:style>
    <style:style style:name="P85"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2" fo:font-size="11pt" fo:font-weight="normal" officeooo:rsid="009c8805" officeooo:paragraph-rsid="008c3e01" fo:background-color="#ffffff" style:font-name-asian="Calibri2" style:font-name-complex="Calibri2"/>
    </style:style>
    <style:style style:name="P8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normal" officeooo:rsid="0092445c" officeooo:paragraph-rsid="00939cab" style:font-size-asian="11pt" style:font-weight-asian="normal" style:font-weight-complex="normal"/>
    </style:style>
    <style:style style:name="P87" style:family="paragraph" style:parent-style-name="Standard" style:list-style-name="L9">
      <style:paragraph-properties fo:margin-top="0in" fo:margin-bottom="0.139in" loext:contextual-spacing="false"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2" fo:font-size="11pt" style:text-underline-style="none" fo:font-weight="normal" officeooo:rsid="00e590eb" officeooo:paragraph-rsid="00e590eb" fo:background-color="transparent" style:font-name-asian="Calibri2" style:font-weight-asian="bold" style:font-name-complex="Calibri2" style:font-weight-complex="bold"/>
    </style:style>
    <style:style style:name="P88"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ffffff" style:font-name-asian="Calibri2" style:font-size-asian="10pt" style:font-weight-asian="bold" style:font-name-complex="Calibri2" style:font-size-complex="10pt" style:font-weight-complex="bold"/>
    </style:style>
    <style:style style:name="P89"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ffffff" style:font-name-asian="Calibri2" style:font-size-asian="10pt" style:font-weight-asian="normal" style:font-name-complex="Calibri2" style:font-size-complex="10pt" style:font-weight-complex="normal"/>
    </style:style>
    <style:style style:name="P90"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7dcda" fo:background-color="#ffffff" style:font-name-asian="Calibri2" style:font-size-asian="10pt" style:font-weight-asian="normal" style:font-name-complex="Calibri2" style:font-size-complex="10pt" style:font-weight-complex="normal"/>
    </style:style>
    <style:style style:name="P91"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ffffff" style:font-name-asian="Calibri2" style:font-name-complex="Calibri2"/>
    </style:style>
    <style:style style:name="P92"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7dcda" fo:background-color="#ffffff" style:font-name-asian="Calibri2" style:font-name-complex="Calibri2"/>
    </style:style>
    <style:style style:name="P93"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normal" officeooo:paragraph-rsid="009626cb" fo:background-color="transparent" style:font-name-asian="Calibri2" style:font-weight-asian="bold" style:font-name-complex="Calibri2" style:font-weight-complex="bold"/>
    </style:style>
    <style:style style:name="P94" style:family="paragraph" style:parent-style-name="Standard">
      <style:paragraph-properties fo:margin-top="0in" fo:margin-bottom="0in" loext:contextual-spacing="false" fo:line-height="115%" fo:text-align="justify" style:justify-single-word="false"/>
      <style:text-properties fo:color="#000000" style:font-name="Calibri2" fo:font-size="11pt" fo:font-weight="bold" officeooo:rsid="00bb44a6" officeooo:paragraph-rsid="009626cb" fo:background-color="#ffffff" style:font-name-asian="Calibri2" style:font-weight-asian="bold" style:font-name-complex="Calibri2" style:font-weight-complex="bold"/>
    </style:style>
    <style:style style:name="P95" style:family="paragraph" style:parent-style-name="Standard">
      <style:paragraph-properties fo:margin-top="0in" fo:margin-bottom="0in" loext:contextual-spacing="false" fo:line-height="115%" fo:text-align="justify" style:justify-single-word="false"/>
      <style:text-properties style:use-window-font-color="true" style:font-name="Calibri2" fo:font-size="11pt" fo:font-weight="bold" officeooo:paragraph-rsid="009626cb" fo:background-color="transparent" style:font-name-asian="Calibri2" style:font-weight-asian="bold" style:font-name-complex="Calibri2" style:font-weight-complex="bold"/>
    </style:style>
    <style:style style:name="P96" style:family="paragraph" style:parent-style-name="Standard">
      <style:paragraph-properties fo:margin-top="0in" fo:margin-bottom="0in" loext:contextual-spacing="false" fo:line-height="115%" fo:text-align="justify" style:justify-single-word="false"/>
      <style:text-properties style:use-window-font-color="true" style:font-name="Calibri2" fo:font-size="11pt" fo:font-weight="normal" officeooo:paragraph-rsid="009626cb" fo:background-color="transparent" style:font-name-asian="Calibri2" style:font-weight-asian="normal" style:font-name-complex="Calibri2" style:font-weight-complex="normal"/>
    </style:style>
    <style:style style:name="P97" style:family="paragraph" style:parent-style-name="Standard">
      <style:paragraph-properties fo:margin-top="0in" fo:margin-bottom="0in" loext:contextual-spacing="false" fo:line-height="115%" fo:text-align="justify" style:justify-single-word="false"/>
      <style:text-properties style:use-window-font-color="true" style:font-name="Calibri2" fo:font-size="11pt" fo:font-weight="normal" officeooo:rsid="009626cb" officeooo:paragraph-rsid="00963dbd" fo:background-color="transparent" style:font-name-asian="Calibri2" style:font-weight-asian="normal" style:font-name-complex="Calibri2" style:font-weight-complex="normal"/>
    </style:style>
    <style:style style:name="P98" style:family="paragraph" style:parent-style-name="Standard">
      <style:paragraph-properties fo:margin-top="0in" fo:margin-bottom="0in" loext:contextual-spacing="false" fo:line-height="115%" fo:text-align="justify" style:justify-single-word="false"/>
      <style:text-properties style:use-window-font-color="true" style:font-name="Calibri2" fo:font-size="11pt" fo:font-weight="normal" officeooo:paragraph-rsid="009626cb" fo:background-color="transparent" style:font-name-asian="Calibri2" style:font-name-complex="Calibri2"/>
    </style:style>
    <style:style style:name="P99" style:family="paragraph" style:parent-style-name="Standard">
      <style:paragraph-properties fo:margin-top="0in" fo:margin-bottom="0in" loext:contextual-spacing="false" fo:line-height="115%" fo:text-align="justify" style:justify-single-word="false"/>
      <style:text-properties officeooo:paragraph-rsid="009626cb"/>
    </style:style>
    <style:style style:name="P100"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e6346a" officeooo:paragraph-rsid="009bf416" style:font-size-asian="11pt"/>
    </style:style>
    <style:style style:name="P101"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paragraph-rsid="009bf416" style:font-size-asian="11pt"/>
    </style:style>
    <style:style style:name="P102" style:family="paragraph" style:parent-style-name="Standard_20__28_user_29_" style:master-page-name="Standard">
      <style:paragraph-properties fo:margin-left="0in" fo:margin-right="0in" fo:margin-top="0in" fo:margin-bottom="0in" loext:contextual-spacing="false" fo:line-height="115%" fo:text-align="center" style:justify-single-word="false" fo:text-indent="0in" style:auto-text-indent="false" style:page-number="auto"/>
      <style:text-properties style:font-name="Calibri1" fo:font-size="14pt" fo:font-weight="bold" officeooo:rsid="007c02d5" officeooo:paragraph-rsid="008947cf" style:font-size-asian="14pt" style:font-weight-asian="bold" style:font-weight-complex="bold"/>
    </style:style>
    <style:style style:name="P103" style:family="paragraph" style:parent-style-name="Standard_20__28_user_29_">
      <style:paragraph-properties fo:text-align="justify" style:justify-single-word="false"/>
      <style:text-properties fo:color="#111111" style:font-name="Calibri1" fo:font-size="11pt" style:text-underline-style="solid" style:text-underline-width="auto" style:text-underline-color="font-color" fo:font-weight="bold" officeooo:rsid="00985442" officeooo:paragraph-rsid="00985442" style:font-size-asian="11pt" style:font-weight-asian="bold" style:font-weight-complex="bold"/>
    </style:style>
    <style:style style:name="P104" style:family="paragraph" style:parent-style-name="Standard_20__28_user_29_">
      <style:paragraph-properties fo:text-align="justify" style:justify-single-word="false"/>
      <style:text-properties style:font-name="Calibri1" fo:font-size="11pt" fo:font-weight="bold" officeooo:paragraph-rsid="0009e7c4" style:font-size-asian="11pt" style:font-weight-asian="bold" style:font-weight-complex="bold"/>
    </style:style>
    <style:style style:name="P105" style:family="paragraph" style:parent-style-name="Standard_20__28_user_29_">
      <style:paragraph-properties fo:line-height="115%" fo:text-align="justify" style:justify-single-word="false"/>
      <style:text-properties style:font-name="Calibri1" fo:font-size="11pt" fo:font-weight="normal" officeooo:rsid="009cf7ac" officeooo:paragraph-rsid="009cf7ac" style:font-size-asian="11pt" style:font-weight-asian="normal" style:font-weight-complex="normal"/>
    </style:style>
    <style:style style:name="P106" style:family="paragraph" style:parent-style-name="Standard_20__28_user_29_">
      <style:paragraph-properties fo:line-height="115%" fo:text-align="justify" style:justify-single-word="false"/>
      <style:text-properties style:font-name="Calibri1" fo:font-size="11pt" fo:font-weight="normal" officeooo:rsid="009cf7ac" officeooo:paragraph-rsid="009f8aff" style:font-size-asian="11pt" style:font-weight-asian="normal" style:font-weight-complex="normal"/>
    </style:style>
    <style:style style:name="P107" style:family="paragraph" style:parent-style-name="Standard_20__28_user_29_">
      <style:paragraph-properties fo:line-height="115%" fo:text-align="justify" style:justify-single-word="false"/>
      <style:text-properties style:font-name="Calibri1" fo:font-size="11pt" fo:font-weight="normal" officeooo:rsid="009ece38" officeooo:paragraph-rsid="009ece38" style:font-size-asian="11pt" style:font-weight-asian="normal" style:font-weight-complex="normal"/>
    </style:style>
    <style:style style:name="P108" style:family="paragraph" style:parent-style-name="Standard_20__28_user_29_">
      <style:paragraph-properties fo:line-height="115%" fo:text-align="justify" style:justify-single-word="false"/>
      <style:text-properties style:font-name="Calibri1" fo:font-size="11pt" fo:font-weight="normal" officeooo:rsid="009ece38" officeooo:paragraph-rsid="009f8aff" style:font-size-asian="11pt" style:font-weight-asian="normal" style:font-weight-complex="normal"/>
    </style:style>
    <style:style style:name="P109" style:family="paragraph" style:parent-style-name="Standard_20__28_user_29_">
      <style:paragraph-properties fo:margin-top="0in" fo:margin-bottom="0in" loext:contextual-spacing="false" fo:line-height="115%" fo:text-align="justify" style:justify-single-word="false"/>
      <style:text-properties style:font-name="Calibri1" fo:font-weight="bold" officeooo:paragraph-rsid="009626cb"/>
    </style:style>
    <style:style style:name="P110" style:family="paragraph">
      <style:paragraph-properties fo:text-align="center"/>
    </style:style>
    <style:style style:name="P1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size="11pt" style:font-size-asian="11pt" style:font-weight-complex="bold"/>
    </style:style>
    <style:style style:name="T3" style:family="text">
      <style:text-properties fo:font-size="11pt" style:font-size-asian="11pt" style:font-weight-asian="bold" style:font-weight-complex="bold"/>
    </style:style>
    <style:style style:name="T4" style:family="text">
      <style:text-properties fo:font-size="11pt" fo:font-weight="bold" style:font-size-asian="11pt" style:font-weight-asian="bold" style:font-weight-complex="bold"/>
    </style:style>
    <style:style style:name="T5" style:family="text">
      <style:text-properties style:font-name="Calibri Light1" fo:font-size="8pt" style:font-size-asian="8pt" style:font-name-complex="Times New Roman" style:font-size-complex="8pt" style:font-weight-complex="bold"/>
    </style:style>
    <style:style style:name="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T7"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T8" style:family="text">
      <style:text-properties style:font-name="Calibri Light1" fo:font-style="italic" style:text-underline-style="none" style:font-style-asian="italic" style:font-name-complex="Times New Roman" style:font-weight-complex="bold"/>
    </style:style>
    <style:style style:name="T9" style:family="text">
      <style:text-properties style:font-name="Calibri Light1" fo:font-style="normal" style:text-underline-style="none" style:font-style-asian="normal" style:font-name-complex="Times New Roman" style:font-style-complex="normal" style:font-weight-complex="bold"/>
    </style:style>
    <style:style style:name="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T11" style:family="text">
      <style:text-properties fo:color="#000000" style:font-name="Calibri Light1" fo:font-size="8pt" style:text-underline-style="none" style:font-size-asian="8pt" style:font-name-complex="Times New Roman" style:font-size-complex="8pt" style:font-weight-complex="bold"/>
    </style:style>
    <style:style style:name="T12" style:family="text">
      <style:text-properties fo:color="#000000" style:font-name="Calibri Light1" fo:font-style="italic" style:text-underline-style="none" style:font-style-asian="italic" style:font-name-complex="Times New Roman" style:font-weight-complex="bold"/>
    </style:style>
    <style:style style:name="T13"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T14" style:family="text">
      <style:text-properties fo:color="#000000" style:font-name="Calibri2" fo:font-size="11pt" fo:font-weight="normal" fo:background-color="#ffffff" loext:char-shading-value="0" style:font-name-asian="Calibri2" style:font-size-asian="11pt" style:font-name-complex="Calibri2"/>
    </style:style>
    <style:style style:name="T15" style:family="text">
      <style:text-properties fo:color="#000000" style:font-name="Calibri2" fo:font-size="11pt" fo:font-weight="normal" fo:background-color="transparent" loext:char-shading-value="0" style:font-name-asian="Calibri2" style:font-size-asian="11pt" style:font-name-complex="Calibri2"/>
    </style:style>
    <style:style style:name="T16" style:family="text">
      <style:text-properties fo:color="#000000" style:font-name="Calibri2" fo:font-size="11pt" fo:font-weight="normal" officeooo:rsid="0076819f" fo:background-color="transparent" loext:char-shading-value="0" style:font-name-asian="Calibri2" style:font-size-asian="11pt" style:font-name-complex="Calibri2"/>
    </style:style>
    <style:style style:name="T17" style:family="text">
      <style:text-properties fo:color="#000000" style:font-name="Calibri2" fo:font-size="11pt" fo:font-weight="normal" officeooo:rsid="008a8664" fo:background-color="transparent" loext:char-shading-value="0" style:font-name-asian="Calibri2" style:font-size-asian="11pt" style:font-name-complex="Calibri2"/>
    </style:style>
    <style:style style:name="T18" style:family="text">
      <style:text-properties fo:color="#000000" style:font-name="Calibri2" fo:font-size="11pt" fo:font-weight="normal" officeooo:rsid="0090a549" fo:background-color="transparent" loext:char-shading-value="0" style:font-name-asian="Calibri2" style:font-size-asian="11pt" style:font-name-complex="Calibri2"/>
    </style:style>
    <style:style style:name="T19" style:family="text">
      <style:text-properties fo:color="#000000" style:font-name="Calibri2" fo:font-size="11pt" fo:font-weight="normal" fo:background-color="transparent" loext:char-shading-value="0" style:font-name-asian="Calibri2" style:font-weight-asian="bold" style:font-name-complex="Calibri2" style:font-weight-complex="bold"/>
    </style:style>
    <style:style style:name="T20" style:family="text">
      <style:text-properties fo:color="#000000" style:font-name="Calibri2" fo:font-size="11pt" fo:font-weight="normal" fo:background-color="transparent" loext:char-shading-value="0" style:font-name-asian="Calibri2" style:font-size-asian="10pt" style:font-weight-asian="bold" style:font-name-complex="Calibri2" style:font-size-complex="10pt" style:font-weight-complex="bold"/>
    </style:style>
    <style:style style:name="T21" style:family="text">
      <style:text-properties fo:color="#000000" fo:background-color="#ffffff" loext:char-shading-value="0" style:font-weight-asian="normal" style:font-weight-complex="normal"/>
    </style:style>
    <style:style style:name="T22" style:family="text">
      <style:text-properties fo:color="#000000" style:font-name="Calibri3" fo:font-size="11pt" fo:font-weight="normal" fo:background-color="transparent" loext:char-shading-value="0" style:font-name-asian="Calibri2" style:font-size-asian="11pt" style:font-weight-asian="bold" style:font-name-complex="Calibri2" style:font-size-complex="11pt" style:font-weight-complex="bold"/>
    </style:style>
    <style:style style:name="T23"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T24" style:family="text">
      <style:text-properties style:font-name="Calibri1" fo:font-size="11pt" fo:font-weight="bold" style:font-size-asian="11pt" style:font-weight-asian="bold" style:font-weight-complex="bold"/>
    </style:style>
    <style:style style:name="T25" style:family="text">
      <style:text-properties style:font-name="Calibri1" fo:font-size="11pt" fo:font-weight="bold" officeooo:rsid="00778fd8" style:font-size-asian="11pt" style:font-weight-asian="bold" style:font-weight-complex="bold"/>
    </style:style>
    <style:style style:name="T26" style:family="text">
      <style:text-properties style:font-name="Calibri1" fo:font-size="11pt" officeooo:rsid="007dfeb0" style:font-size-asian="11pt"/>
    </style:style>
    <style:style style:name="T27" style:family="text">
      <style:text-properties style:font-name="Calibri1" fo:font-size="11pt" officeooo:rsid="007e58b1" style:font-size-asian="11pt"/>
    </style:style>
    <style:style style:name="T28" style:family="text">
      <style:text-properties style:font-name="Calibri1" fo:font-size="11pt" officeooo:rsid="0082f6d0" style:font-size-asian="11pt"/>
    </style:style>
    <style:style style:name="T29" style:family="text">
      <style:text-properties style:font-name="Calibri1" fo:font-size="10pt" fo:font-weight="normal" officeooo:rsid="007e58b1" style:font-size-asian="10pt" style:font-weight-asian="normal" style:font-size-complex="10pt" style:font-weight-complex="normal"/>
    </style:style>
    <style:style style:name="T30" style:family="text">
      <style:text-properties style:font-name="Calibri1" fo:font-size="10pt" fo:font-weight="normal" officeooo:rsid="007ecc69" style:font-size-asian="10pt" style:font-weight-asian="normal" style:font-size-complex="10pt" style:font-weight-complex="normal"/>
    </style:style>
    <style:style style:name="T31" style:family="text">
      <style:text-properties style:font-name="Calibri1" fo:font-size="10pt" fo:font-weight="normal" officeooo:rsid="008059b3" style:font-size-asian="10pt" style:font-weight-asian="normal" style:font-size-complex="10pt" style:font-weight-complex="normal"/>
    </style:style>
    <style:style style:name="T32" style:family="text">
      <style:text-properties style:font-weight-asian="bold" style:font-weight-complex="bold"/>
    </style:style>
    <style:style style:name="T33" style:family="text">
      <style:text-properties officeooo:rsid="0076819f"/>
    </style:style>
    <style:style style:name="T34" style:family="text">
      <style:text-properties officeooo:rsid="007b271a"/>
    </style:style>
    <style:style style:name="T35" style:family="text">
      <style:text-properties officeooo:rsid="007c0907"/>
    </style:style>
    <style:style style:name="T36" style:family="text">
      <style:text-properties officeooo:rsid="007ecc69"/>
    </style:style>
    <style:style style:name="T37" style:family="text">
      <style:text-properties fo:color="#1c1c1c" style:font-name="Calibri1" fo:font-size="10pt" fo:font-weight="normal" officeooo:rsid="007e58b1" style:font-size-asian="10pt" style:font-weight-asian="normal" style:font-size-complex="10pt" style:font-weight-complex="normal"/>
    </style:style>
    <style:style style:name="T38" style:family="text">
      <style:text-properties fo:color="#1c1c1c" style:font-name="Calibri1" fo:font-size="10pt" fo:language="es" fo:country="CR" fo:font-weight="normal" officeooo:rsid="007e58b1"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39" style:family="text">
      <style:text-properties fo:color="#1c1c1c" style:font-name="Calibri1" fo:font-size="10pt" fo:language="es" fo:country="CR" fo:font-weight="normal" officeooo:rsid="0086853b"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40" style:family="text">
      <style:text-properties fo:color="#00000a" style:font-name="Calibri1" fo:font-size="10pt" fo:language="es" fo:country="CR" fo:font-weight="normal" officeooo:rsid="007e58b1"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41" style:family="text">
      <style:text-properties fo:color="#00000a" style:font-name="Calibri1" fo:font-size="10pt" fo:language="es" fo:country="CR" fo:font-weight="normal" officeooo:rsid="0086853b"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42" style:family="text">
      <style:text-properties fo:color="#00000a" style:font-name="Calibri1" fo:font-size="10pt" fo:language="es" fo:country="CR" fo:font-weight="normal" officeooo:rsid="007ecc69"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43" style:family="text">
      <style:text-properties fo:color="#00000a" style:font-name="Calibri1" fo:font-size="10pt" fo:language="es" fo:country="CR" fo:font-weight="normal" officeooo:rsid="008059b3" style:font-name-asian="Times New Roman1" style:font-size-asian="10pt" style:language-asian="es" style:country-asian="ES" style:font-weight-asian="normal" style:font-name-complex="Times New Roman1" style:font-size-complex="10pt" style:language-complex="ar" style:country-complex="SA" style:font-weight-complex="normal"/>
    </style:style>
    <style:style style:name="T44" style:family="text">
      <style:text-properties officeooo:rsid="007e8b3d"/>
    </style:style>
    <style:style style:name="T45" style:family="text">
      <style:text-properties officeooo:rsid="00f23606"/>
    </style:style>
    <style:style style:name="T46" style:family="text">
      <style:text-properties officeooo:rsid="008a8664"/>
    </style:style>
    <style:style style:name="T47" style:family="text">
      <style:text-properties officeooo:rsid="00aa0846"/>
    </style:style>
    <style:style style:name="T48" style:family="text">
      <style:text-properties officeooo:rsid="00e7fdcf"/>
    </style:style>
    <style:style style:name="T49" style:family="text">
      <style:text-properties officeooo:rsid="00a31fa1"/>
    </style:style>
    <style:style style:name="T50" style:family="text">
      <style:text-properties officeooo:rsid="00a4bb4d"/>
    </style:style>
    <style:style style:name="T51" style:family="text">
      <style:text-properties fo:font-variant="normal" fo:text-transform="none" style:text-position="0% 100%" style:text-underline-style="none" fo:font-weight="normal"/>
    </style:style>
    <style:style style:name="T52" style:family="text">
      <style:text-properties fo:font-variant="normal" fo:text-transform="none" style:text-position="0% 100%" fo:font-style="italic" style:text-underline-style="none" fo:font-weight="normal" style:font-style-asian="italic"/>
    </style:style>
    <style:style style:name="T53" style:family="text">
      <style:text-properties fo:font-variant="normal" fo:text-transform="none" style:text-position="0% 100%" fo:font-style="normal" style:text-underline-style="none" fo:font-weight="normal"/>
    </style:style>
    <style:style style:name="T54" style:family="text">
      <style:text-properties officeooo:rsid="00914d1b"/>
    </style:style>
    <style:style style:name="T55" style:family="text">
      <style:text-properties officeooo:rsid="00d6a0c3"/>
    </style:style>
    <style:style style:name="T56" style:family="text">
      <style:text-properties officeooo:rsid="008bb788"/>
    </style:style>
    <style:style style:name="T57" style:family="text">
      <style:text-properties officeooo:rsid="0085ecf7"/>
    </style:style>
    <style:style style:name="T58" style:family="text">
      <style:text-properties officeooo:rsid="00de8af4"/>
    </style:style>
    <style:style style:name="T59" style:family="text">
      <style:text-properties officeooo:rsid="00e20d50"/>
    </style:style>
    <style:style style:name="T60" style:family="text">
      <style:text-properties officeooo:rsid="00955a22"/>
    </style:style>
    <style:style style:name="T61" style:family="text">
      <style:text-properties officeooo:rsid="00d33407"/>
    </style:style>
    <style:style style:name="T62" style:family="text">
      <style:text-properties style:font-weight-asian="normal" style:font-weight-complex="normal"/>
    </style:style>
    <style:style style:name="T63" style:family="text">
      <style:text-properties officeooo:rsid="00af54a9" style:font-weight-asian="normal" style:font-weight-complex="normal"/>
    </style:style>
    <style:style style:name="T64" style:family="text">
      <style:text-properties style:font-name="Calibri3" fo:font-size="11pt" style:font-size-asian="11pt" style:font-size-complex="11pt"/>
    </style:style>
    <style:style style:name="T65" style:family="text">
      <style:text-properties style:font-name="Calibri3" fo:font-size="11pt" officeooo:rsid="0097dcda" style:font-size-asian="11pt" style:font-size-complex="11pt"/>
    </style:style>
    <style:style style:name="T66" style:family="text">
      <style:text-properties style:font-name="Calibri3" fo:font-size="11pt" fo:font-style="normal" style:font-size-asian="11pt" style:font-style-asian="normal" style:font-size-complex="11pt" style:font-style-complex="normal"/>
    </style:style>
    <style:style style:name="T67" style:family="text">
      <style:text-properties officeooo:rsid="00c4684f"/>
    </style:style>
    <style:style style:name="T68" style:family="text">
      <style:text-properties officeooo:rsid="00be9d5e"/>
    </style:style>
    <style:style style:name="T69" style:family="text">
      <style:text-properties officeooo:rsid="00bcc1d0"/>
    </style:style>
    <style:style style:name="T70" style:family="text">
      <style:text-properties officeooo:rsid="00b067ed"/>
    </style:style>
    <style:style style:name="T71" style:family="text">
      <style:text-properties fo:font-style="normal" style:font-style-asian="normal" style:font-style-complex="normal"/>
    </style:style>
    <style:style style:name="T72" style:family="text">
      <style:text-properties officeooo:rsid="009626cb"/>
    </style:style>
    <style:style style:name="T73" style:family="text">
      <style:text-properties officeooo:rsid="0097dcda"/>
    </style:style>
    <style:style style:name="T74" style:family="text">
      <style:text-properties officeooo:rsid="00e6346a"/>
    </style:style>
    <style:style style:name="T75" style:family="text">
      <style:text-properties officeooo:rsid="009ece38"/>
    </style:style>
    <style:style style:name="T76" style:family="text">
      <style:text-properties officeooo:rsid="009f8aff"/>
    </style:style>
    <style:style style:name="T77" style:family="text">
      <style:text-properties fo:font-weight="bold" style:font-weight-asian="bold" style:font-weight-complex="bold"/>
    </style:style>
    <style:style style:name="T78" style:family="text">
      <style:text-properties fo:font-weight="bold" officeooo:rsid="009f8aff" style:font-weight-asian="bold" style:font-weight-complex="bold"/>
    </style:style>
    <style:style style:name="T79" style:family="text">
      <style:text-properties fo:font-weight="bold" officeooo:rsid="00a1e55c"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GF-0604 Procesamiento de datos geográficos</text:p>
      <text:p text:style-name="P4"><text:span text:style-name="T44">Profesor: </text:span>Manuel Vargas Del Valle</text:p>
      <text:p text:style-name="P37">Curso de modalidad virtual </text:p>
      <text:p text:style-name="P5">Grupo: <text:span text:style-name="T45">001.</text:span> <text:span text:style-name="T44">H</text:span>orario: L, J 07:<text:span text:style-name="T45">00</text:span> a 09:50. Créditos: <text:span text:style-name="T44">4</text:span></text:p>
      <text:p text:style-name="P27">Horas totales semanales: <text:span text:style-name="T46">6</text:span></text:p>
      <text:p text:style-name="P27">Horario <text:span text:style-name="T35">de </text:span>atención al estudiantado: <text:span text:style-name="T46">L, J 10:00 a 11:50</text:span></text:p>
      <text:p text:style-name="P35"><text:span text:style-name="T1"><text:s/></text:span><text:span text:style-name="T15">Correo electrónico institucional: </text:span><text:span text:style-name="T17">manue</text:span><text:span text:style-name="T18">l</text:span><text:span text:style-name="T17">.vargas_d</text:span><text:span text:style-name="T16">@</text:span><text:span text:style-name="T14">ucr.ac.cr</text:span></text:p>
      <text:p text:style-name="P26"><text:span text:style-name="T33">I</text:span> ciclo <text:span text:style-name="T33">lectivo</text:span> 20<text:span text:style-name="T34">21</text:span></text:p>
      <text:p text:style-name="P23"/>
      <text:p text:style-name="P34">PROGRAMA DEL CURSO</text:p>
      <text:p text:style-name="P24"/>
      <text:p text:style-name="P25">1. DESCRIPCIÓN</text:p>
      <text:p text:style-name="P86">Este es un curso introductorio al procesamiento de datos geográficos mediante el lenguaje de programación R. <text:span text:style-name="T47">Los estudiantes no requieren conocimientos previos en programación de computadoras. Se estudiarán los fundamentos del lenguaje R, sus bibliotecas geoespaciales y sus capacidades para generar gráficos y modelos estadísticos. El enfoque del curso es teórico-práctico, con lecciones teóricas combinadas con ejercicios de programación en los cuales los estudiantes aplicarán en diversos escenarios de procesamiento de datos los conocimientos adquiridos.</text:span></text:p>
      <text:p text:style-name="P47"/>
      <text:p text:style-name="P6"><text:span text:style-name="T26">“En atención a la emergencia sanitaria del covid-19 y la resolución </text:span><text:span text:style-name="T28">de Rectoría </text:span><text:span text:style-name="T26">R-158-2020, el curso operará bajo la modalidad virtual. Esto conlleva que todas las actividades de aprendizaje (clases, exposiciones, trabajos, u otras que sean definidas para el curso) serán realizadas de forma asincrónica y/o sincrónica utilizando mediación virtual como plataforma oficial, </text:span><text:span text:style-name="T27">utilizando las </text:span><text:span text:style-name="T26">diversas herramientas </text:span><text:span text:style-name="T28">y funciones</text:span><text:span text:style-name="T26"> </text:span><text:span text:style-name="T27">que la plataforma posee. Además, </text:span><text:span text:style-name="T26">el correo electrónico de la Universidad será el medio de comunicación oficial. Otras tecnologías de información y comunicación que la o el docente considere oportunas de utilizar serán complementaria a las anteriormente descritas. Todos los procesos de evaluación igualmente estarán enmarcados en el sistema de mediación virtual.”</text:span></text:p>
      <text:p text:style-name="P46"/>
      <text:p text:style-name="P28"><text:span text:style-name="T4">2. OBJETIVOS</text:span> </text:p>
      <text:p text:style-name="P9">Al finalizar el curso, el estudiantado será capaz de:</text:p>
      <text:p text:style-name="P9"/>
      <text:list xml:id="list4162425394" text:style-name="L1">
        <text:list-item>
          <text:p text:style-name="P82">Desarrollar programas en el lenguaje de programación R enfocados en el procesamiento de datos geográficos.</text:p>
        </text:list-item>
        <text:list-item>
          <text:p text:style-name="P83">Leer y manipular en R datos geográficos provenientes de diferentes formatos, <text:s/>tanto vectoriales como raster.</text:p>
        </text:list-item>
        <text:list-item>
          <text:p text:style-name="P84">Utilizar R para generar gráficos <text:span text:style-name="T48">y modelos </text:span>estadísticos.</text:p>
        </text:list-item>
        <text:list-item>
          <text:p text:style-name="P85"><text:soft-page-break/>Aplicar los conocimientos de programación <text:span text:style-name="T49">y visualización de datos </text:span>en diversos <text:span text:style-name="T50">escenarios sociales y ambientales.</text:span></text:p>
        </text:list-item>
        <text:list-item>
          <text:p text:style-name="P85">Aprender a utilizar herramientas y protocolos para compartir y documentar programas.</text:p>
        </text:list-item>
      </text:list>
      <text:p text:style-name="P11"/>
      <text:p text:style-name="P11"/>
      <text:p text:style-name="P28"><text:span text:style-name="T4">3. CONTENIDO DEL CURSO</text:span> </text:p>
      <text:p text:style-name="P2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SEMANA</text:p>
          </table:table-cell>
          <table:table-cell table:style-name="Tabla1.A1" office:value-type="string">
            <text:p text:style-name="P29">CONTENIDO</text:p>
          </table:table-cell>
          <table:table-cell table:style-name="Tabla1.A1" office:value-type="string">
            <text:p text:style-name="P29">LECTURA OBLIGATORIA</text:p>
          </table:table-cell>
        </table:table-row>
        <table:table-row table:style-name="Tabla1.1">
          <table:table-cell table:style-name="Tabla1.A2" office:value-type="string">
            <text:p text:style-name="P38">I </text:p>
            <text:p text:style-name="P39"><text:span text:style-name="T37">(</text:span><text:span text:style-name="T38">5</text:span><text:span text:style-name="T39">-9</text:span><text:span text:style-name="T37"> <text:s/>de </text:span><text:span text:style-name="T38">a</text:span><text:span text:style-name="T39">bril</text:span><text:span text:style-name="T37">)</text:span></text:p>
          </table:table-cell>
          <table:table-cell table:style-name="Tabla1.A2" office:value-type="string">
            <text:list xml:id="list2983858065" text:style-name="L2">
              <text:list-item>
                <text:p text:style-name="P50">Introducción al pensamiento computacional</text:p>
              </text:list-item>
              <text:list-item>
                <text:p text:style-name="P51">Arquitectura de computadoras</text:p>
              </text:list-item>
              <text:list-item>
                <text:p text:style-name="P50">Representación de información</text:p>
              </text:list-item>
              <text:list-item>
                <text:p text:style-name="P48">Lenguajes de programación</text:p>
              </text:list-item>
              <text:list-item>
                <text:p text:style-name="P49">Procesamiento de datos geográficos</text:p>
              </text:list-item>
            </text:list>
          </table:table-cell>
          <table:table-cell table:style-name="Tabla1.A2" office:value-type="string">
            <text:p text:style-name="P15"><text:reference-mark-start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Singleton &amp; Arribas‐Bel, 2019)<text:reference-mark-end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text:p>
            <text:p text:style-name="P79"/>
            <text:p text:style-name="Standard"><text:reference-mark-start text:name="ZOTERO_ITEM CSL_CITATION {&quot;citationID&quot;:&quot;QGJTDfmU&quot;,&quot;properties&quot;:{&quot;formattedCitation&quot;:&quot;(Wickham, 2014)&quot;,&quot;plainCitation&quot;:&quot;(Wickham, 2014)&quot;,&quot;noteIndex&quot;:0},&quot;citationItems&quot;:[{&quot;id&quot;:7,&quot;uris&quot;:[&quot;http://zotero.org/users/6139133/items/QA2AZGGQ&quot;],&quot;uri&quot;:[&quot;http://zotero.org/users/6139133/items/QA2AZGGQ&quot;],&quot;itemData&quot;:{&quot;id&quot;:7,&quot;type&quot;:&quot;article-journal&quot;,&quot;container-title&quot;:&quot;Journal of Statistical Software&quot;,&quot;DOI&quot;:&quot;10.18637/jss.v059.i10&quot;,&quot;ISSN&quot;:&quot;1548-7660&quot;,&quot;issue&quot;:&quot;1&quot;,&quot;language&quot;:&quot;en&quot;,&quot;page&quot;:&quot;1-23&quot;,&quot;source&quot;:&quot;www.jstatsoft.org&quot;,&quot;title&quot;:&quot;Tidy Data&quot;,&quot;URL&quot;:&quot;https://www.jstatsoft.org/index.php/jss/article/view/v059i10&quot;,&quot;volume&quot;:&quot;59&quot;,&quot;author&quot;:[{&quot;family&quot;:&quot;Wickham&quot;,&quot;given&quot;:&quot;Hadley&quot;}],&quot;accessed&quot;:{&quot;date-parts&quot;:[[&quot;2019&quot;,12,13]]},&quot;issued&quot;:{&quot;date-parts&quot;:[[&quot;2014&quot;,9,12]]}}}],&quot;schema&quot;:&quot;https://github.com/citation-style-language/schema/raw/master/csl-citation.json&quot;} RNDOUB5xA1MwH"/>(Wickham, 2014)<text:reference-mark-end text:name="ZOTERO_ITEM CSL_CITATION {&quot;citationID&quot;:&quot;QGJTDfmU&quot;,&quot;properties&quot;:{&quot;formattedCitation&quot;:&quot;(Wickham, 2014)&quot;,&quot;plainCitation&quot;:&quot;(Wickham, 2014)&quot;,&quot;noteIndex&quot;:0},&quot;citationItems&quot;:[{&quot;id&quot;:7,&quot;uris&quot;:[&quot;http://zotero.org/users/6139133/items/QA2AZGGQ&quot;],&quot;uri&quot;:[&quot;http://zotero.org/users/6139133/items/QA2AZGGQ&quot;],&quot;itemData&quot;:{&quot;id&quot;:7,&quot;type&quot;:&quot;article-journal&quot;,&quot;container-title&quot;:&quot;Journal of Statistical Software&quot;,&quot;DOI&quot;:&quot;10.18637/jss.v059.i10&quot;,&quot;ISSN&quot;:&quot;1548-7660&quot;,&quot;issue&quot;:&quot;1&quot;,&quot;language&quot;:&quot;en&quot;,&quot;page&quot;:&quot;1-23&quot;,&quot;source&quot;:&quot;www.jstatsoft.org&quot;,&quot;title&quot;:&quot;Tidy Data&quot;,&quot;URL&quot;:&quot;https://www.jstatsoft.org/index.php/jss/article/view/v059i10&quot;,&quot;volume&quot;:&quot;59&quot;,&quot;author&quot;:[{&quot;family&quot;:&quot;Wickham&quot;,&quot;given&quot;:&quot;Hadley&quot;}],&quot;accessed&quot;:{&quot;date-parts&quot;:[[&quot;2019&quot;,12,13]]},&quot;issued&quot;:{&quot;date-parts&quot;:[[&quot;2014&quot;,9,12]]}}}],&quot;schema&quot;:&quot;https://github.com/citation-style-language/schema/raw/master/csl-citation.json&quot;} RNDOUB5xA1MwH"/></text:p>
            <text:p text:style-name="Standard"/>
            <text:p text:style-name="Standard"><text:reference-mark-start text:name="ZOTERO_ITEM CSL_CITATION {&quot;citationID&quot;:&quot;wp13XkDU&quot;,&quot;properties&quot;:{&quot;formattedCitation&quot;:&quot;(Wing, 2006)&quot;,&quot;plainCitation&quot;:&quot;(Wing, 2006)&quot;,&quot;noteIndex&quot;:0},&quot;citationItems&quot;:[{&quot;id&quot;:81,&quot;uris&quot;:[&quot;http://zotero.org/users/6139133/items/S3S4N4L6&quot;],&quot;uri&quot;:[&quot;http://zotero.org/users/6139133/items/S3S4N4L6&quot;],&quot;itemData&quot;:{&quot;id&quot;: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1&quot;,3,19]]},&quot;issued&quot;:{&quot;date-parts&quot;:[[&quot;2006&quot;,3]]}}}],&quot;schema&quot;:&quot;https://github.com/citation-style-language/schema/raw/master/csl-citation.json&quot;} RNDawJPWNaul1"/>(Wing, 2006)<text:reference-mark-end text:name="ZOTERO_ITEM CSL_CITATION {&quot;citationID&quot;:&quot;wp13XkDU&quot;,&quot;properties&quot;:{&quot;formattedCitation&quot;:&quot;(Wing, 2006)&quot;,&quot;plainCitation&quot;:&quot;(Wing, 2006)&quot;,&quot;noteIndex&quot;:0},&quot;citationItems&quot;:[{&quot;id&quot;:81,&quot;uris&quot;:[&quot;http://zotero.org/users/6139133/items/S3S4N4L6&quot;],&quot;uri&quot;:[&quot;http://zotero.org/users/6139133/items/S3S4N4L6&quot;],&quot;itemData&quot;:{&quot;id&quot;: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1&quot;,3,19]]},&quot;issued&quot;:{&quot;date-parts&quot;:[[&quot;2006&quot;,3]]}}}],&quot;schema&quot;:&quot;https://github.com/citation-style-language/schema/raw/master/csl-citation.json&quot;} RNDawJPWNaul1"/></text:p>
          </table:table-cell>
        </table:table-row>
        <table:table-row table:style-name="Tabla1.1">
          <table:table-cell table:style-name="Tabla1.A2" office:value-type="string">
            <text:p text:style-name="P38">II </text:p>
            <text:p text:style-name="P39"><text:span text:style-name="T37">(</text:span><text:span text:style-name="T38">1</text:span><text:span text:style-name="T39">2-16</text:span><text:span text:style-name="T37"> de </text:span><text:span text:style-name="T38">a</text:span><text:span text:style-name="T39">bril</text:span><text:span text:style-name="T37">)</text:span></text:p>
          </table:table-cell>
          <table:table-cell table:style-name="Tabla1.A2" office:value-type="string">
            <text:list xml:id="list128143900" text:style-name="L3">
              <text:list-item>
                <text:p text:style-name="P52">Herramientas para desarrollo de software</text:p>
                <text:list>
                  <text:list-item>
                    <text:p text:style-name="P54">Interfaces de línea de comandos</text:p>
                    <text:list>
                      <text:list-item>
                        <text:p text:style-name="P55">La biblioteca GDAL/OGR para <text:span text:style-name="T60">procesamiento de </text:span>datos geoespaciales</text:p>
                      </text:list-item>
                    </text:list>
                  </text:list-item>
                </text:list>
              </text:list-item>
            </text:list>
          </table:table-cell>
          <table:table-cell table:style-name="Tabla1.A2" office:value-type="string">
            <text:p text:style-name="P16"><text:reference-mark-start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span text:style-name="T51">(Tutorial sobre interfaces de línea de comandos: </text:span><text:span text:style-name="T52">Learn the Command Line | Codecademy</text:span><text:span text:style-name="T51">, s/f)</text:span><text:reference-mark-end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p>
            <text:p text:style-name="P16"/>
            <text:p text:style-name="P10"><text:reference-mark-start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source: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xS0ffcItYF"/>(Tutorial sobre GDAL/OGR: Miksch, 2019)<text:reference-mark-end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source: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xS0ffcItYF"/></text:p>
          </table:table-cell>
        </table:table-row>
        <table:table-row table:style-name="Tabla1.1">
          <table:table-cell table:style-name="Tabla1.A2" office:value-type="string">
            <text:p text:style-name="P38">III </text:p>
            <text:p text:style-name="P39"><text:span text:style-name="T37">(</text:span><text:span text:style-name="T38">1</text:span><text:span text:style-name="T39">9-23 de abril</text:span><text:span text:style-name="T37">)</text:span></text:p>
          </table:table-cell>
          <table:table-cell table:style-name="Tabla1.A2" office:value-type="string">
            <text:list xml:id="list112204880412445" text:continue-numbering="true" text:style-name="L3">
              <text:list-item>
                <text:p text:style-name="P53">Herramientas para desarrollo de software <text:span text:style-name="T54">(continuación)</text:span></text:p>
                <text:list>
                  <text:list-item>
                    <text:p text:style-name="P56">El protocolo Git</text:p>
                  </text:list-item>
                  <text:list-item>
                    <text:p text:style-name="P56">La sintaxis Markdown</text:p>
                  </text:list-item>
                </text:list>
              </text:list-item>
            </text:list>
          </table:table-cell>
          <table:table-cell table:style-name="Tabla1.A2" office:value-type="string">
            <text:p text:style-name="Standard"><text:reference-mark-start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source: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TRUtqz2RpS"/><text:span text:style-name="T51">(Tutorial sobre Git: </text:span><text:span text:style-name="T52">The Best Git Tutorials</text:span><text:span text:style-name="T51">, 2019)</text:span><text:reference-mark-end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source: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TRUtqz2RpS"/></text:p>
            <text:p text:style-name="Standard"/>
            <text:p text:style-name="Standard"><text:reference-mark-start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span text:style-name="T51">(Tutorial sobre Markdown: </text:span><text:span text:style-name="T52">Markdown Tutorial</text:span><text:span text:style-name="T51">, s/f)</text:span><text:reference-mark-end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p>
          </table:table-cell>
        </table:table-row>
        <table:table-row table:style-name="Tabla1.1">
          <table:table-cell table:style-name="Tabla1.A2" office:value-type="string">
            <text:p text:style-name="P38">IV </text:p>
            <text:p text:style-name="P39"><text:span text:style-name="T37">(</text:span><text:span text:style-name="T38">2</text:span><text:span text:style-name="T39">6-30 de abril</text:span><text:span text:style-name="T37">)</text:span></text:p>
          </table:table-cell>
          <table:table-cell table:style-name="Tabla1.A2" office:value-type="string">
            <text:list xml:id="list1980263652" text:style-name="L4">
              <text:list-item>
                <text:p text:style-name="P57">El lenguaje de programación R</text:p>
                <text:list>
                  <text:list-item>
                    <text:p text:style-name="P59"><text:span text:style-name="T55">La interfaz de</text:span> RStudio</text:p>
                  </text:list-item>
                  <text:list-item>
                    <text:p text:style-name="P60">Tipos de datos, variables y operadores</text:p>
                  </text:list-item>
                  <text:list-item>
                    <text:p text:style-name="P60">Funciones</text:p>
                  </text:list-item>
                  <text:list-item>
                    <text:p text:style-name="P61">Paquetes</text:p>
                  </text:list-item>
                </text:list>
              </text:list-item>
            </text:list>
          </table:table-cell>
          <table:table-cell table:style-name="Tabla1.A2" office:value-type="string">
            <text:p text:style-name="P14"><text:reference-mark-start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Grolemund &amp; Wickham, 2014, Capítulo 2)<text:reference-mark-end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text:p>
            <text:p text:style-name="Standard"/>
            <text:p text:style-name="P14"><text:reference-mark-start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Grolemund &amp; Wickham, 2014, Capítulo 3)<text:reference-mark-end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text:p>
          </table:table-cell>
        </table:table-row>
        <table:table-row table:style-name="Tabla1.1">
          <table:table-cell table:style-name="Tabla1.A6" office:value-type="string">
            <text:p text:style-name="P38">V </text:p>
            <text:p text:style-name="P39"><text:span text:style-name="T37">(</text:span><text:span text:style-name="T39">3-7 de mayo</text:span><text:span text:style-name="T37">)</text:span></text:p>
          </table:table-cell>
          <table:table-cell table:style-name="Tabla1.A6" office:value-type="string">
            <text:list xml:id="list112203286074296" text:continue-numbering="true" text:style-name="L4">
              <text:list-item>
                <text:p text:style-name="P62">El lenguaje de programación R <text:span text:style-name="T56">(continuación)</text:span></text:p>
                <text:list>
                  <text:list-item>
                    <text:p text:style-name="P63">Objetos</text:p>
                    <text:list>
                      <text:list-item>
                        <text:p text:style-name="P63">Vectores</text:p>
                      </text:list-item>
                      <text:list-item>
                        <text:p text:style-name="P63">Matrices</text:p>
                      </text:list-item>
                      <text:list-item>
                        <text:p text:style-name="P63">Data Frames</text:p>
                      </text:list-item>
                    </text:list>
                  </text:list-item>
                </text:list>
              </text:list-item>
            </text:list>
          </table:table-cell>
          <table:table-cell table:style-name="Tabla1.A6" office:value-type="string">
            <text:p text:style-name="P14"><text:reference-mark-start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Grolemund &amp; Wickham, 2014, Capítulo 5)<text:reference-mark-end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text:p>
            <text:p text:style-name="Standard"/>
            <text:p text:style-name="P14"><text:reference-mark-start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Wickham &amp; Grolemund, 2017, Capítulo 6)<text:reference-mark-end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text:p>
            <text:p text:style-name="Standard"/>
            <text:p text:style-name="P14"><text:soft-page-break/><text:reference-mark-start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Grolemund &amp; Wickham, 2014, Capítulo 7)<text:reference-mark-end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text:p>
          </table:table-cell>
        </table:table-row>
        <table:table-row table:style-name="Tabla1.1">
          <table:table-cell table:style-name="Tabla1.A6" office:value-type="string">
            <text:p text:style-name="P30">VI </text:p>
            <text:p text:style-name="P39"><text:span text:style-name="T29">(</text:span><text:span text:style-name="T40">1</text:span><text:span text:style-name="T41">0-14 de mayo</text:span><text:span text:style-name="T29">)</text:span></text:p>
          </table:table-cell>
          <table:table-cell table:style-name="Tabla1.A6" office:value-type="string">
            <text:list xml:id="list112205046187622" text:continue-numbering="true" text:style-name="L4">
              <text:list-item>
                <text:p text:style-name="P58">El lenguaje de programación R (continuación)</text:p>
                <text:list>
                  <text:list-item>
                    <text:p text:style-name="P64">Condicionales</text:p>
                  </text:list-item>
                  <text:list-item>
                    <text:p text:style-name="P65">Ciclos</text:p>
                  </text:list-item>
                </text:list>
              </text:list-item>
            </text:list>
          </table:table-cell>
          <table:table-cell table:style-name="Tabla1.A6" office:value-type="string">
            <text:p text:style-name="P14"><text:reference-mark-start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Grolemund &amp; Wickham, 2014, Capítulo 9)<text:reference-mark-end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text:p>
            <text:p text:style-name="Standard"/>
            <text:p text:style-name="P14"><text:reference-mark-start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Grolemund &amp; Wickham, 2014, Capítulo 11)<text:reference-mark-end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text:p>
          </table:table-cell>
        </table:table-row>
        <table:table-row table:style-name="Tabla1.1">
          <table:table-cell table:style-name="Tabla1.A6" office:value-type="string">
            <text:p text:style-name="P30">VII </text:p>
            <text:p text:style-name="P39"><text:span text:style-name="T29">(</text:span><text:span text:style-name="T40">1</text:span><text:span text:style-name="T41">7-21 de mayo</text:span><text:span text:style-name="T29">)</text:span></text:p>
          </table:table-cell>
          <table:table-cell table:style-name="Tabla1.A6" office:value-type="string">
            <text:list xml:id="list5499578" text:style-name="L5">
              <text:list-item>
                <text:p text:style-name="P68">Graficación en <text:span text:style-name="T72">R</text:span></text:p>
                <text:list>
                  <text:list-item>
                    <text:p text:style-name="P69">Introducción a la graficación en R</text:p>
                  </text:list-item>
                  <text:list-item>
                    <text:p text:style-name="P69">Gráficos de barras</text:p>
                  </text:list-item>
                </text:list>
              </text:list-item>
            </text:list>
          </table:table-cell>
          <table:table-cell table:style-name="Tabla1.A6" office:value-type="string">
            <text:p text:style-name="Standard"><text:reference-mark-start text:name="ZOTERO_ITEM CSL_CITATION {&quot;citationID&quot;:&quot;xI5auG0b&quot;,&quot;properties&quot;:{&quot;formattedCitation&quot;:&quot;(Chang, 2018, Cap\\uc0\\u237{}tulo 2)&quot;,&quot;plainCitation&quot;:&quot;(Chang, 2018, Capítulo 2)&quot;,&quot;noteIndex&quot;:0},&quot;citationItems&quot;:[{&quot;id&quot;:83,&quot;uris&quot;:[&quot;http://zotero.org/users/6139133/items/BKYSQ9GY&quot;],&quot;uri&quot;:[&quot;http://zotero.org/users/6139133/items/BKYSQ9GY&quot;],&quot;itemData&quot;:{&quot;id&quot;:83,&quot;type&quot;:&quot;book&quot;,&quot;call-number&quot;:&quot;QA276.45.R3 C44 2018&quot;,&quot;edition&quot;:&quot;Second edition&quot;,&quot;event-place&quot;:&quot;Beijing ; Boston&quot;,&quot;ISBN&quot;:&quot;978-1-4919-7860-3&quot;,&quot;note&quot;:&quot;OCLC: on1076544092&quot;,&quot;number-of-pages&quot;:&quot;425&quot;,&quot;publisher&quot;:&quot;O'Reilly&quot;,&quot;publisher-place&quot;:&quot;Beijing ; Boston&quot;,&quot;source&quot;:&quot;Library of Congress ISBN&quot;,&quot;title&quot;:&quot;R graphics cookbook: practical recipes for visualizing data&quot;,&quot;title-short&quot;:&quot;R graphics cookbook&quot;,&quot;author&quot;:[{&quot;family&quot;:&quot;Chang&quot;,&quot;given&quot;:&quot;Winston&quot;}],&quot;issued&quot;:{&quot;date-parts&quot;:[[&quot;2018&quot;]]}},&quot;suffix&quot;:&quot;, Capítulo 2&quot;}],&quot;schema&quot;:&quot;https://github.com/citation-style-language/schema/raw/master/csl-citation.json&quot;} RNDLpGskWTfi2"/><text:span text:style-name="T53">(Chang, 2018, Capítulo 2)</text:span><text:reference-mark-end text:name="ZOTERO_ITEM CSL_CITATION {&quot;citationID&quot;:&quot;xI5auG0b&quot;,&quot;properties&quot;:{&quot;formattedCitation&quot;:&quot;(Chang, 2018, Cap\\uc0\\u237{}tulo 2)&quot;,&quot;plainCitation&quot;:&quot;(Chang, 2018, Capítulo 2)&quot;,&quot;noteIndex&quot;:0},&quot;citationItems&quot;:[{&quot;id&quot;:83,&quot;uris&quot;:[&quot;http://zotero.org/users/6139133/items/BKYSQ9GY&quot;],&quot;uri&quot;:[&quot;http://zotero.org/users/6139133/items/BKYSQ9GY&quot;],&quot;itemData&quot;:{&quot;id&quot;:83,&quot;type&quot;:&quot;book&quot;,&quot;call-number&quot;:&quot;QA276.45.R3 C44 2018&quot;,&quot;edition&quot;:&quot;Second edition&quot;,&quot;event-place&quot;:&quot;Beijing ; Boston&quot;,&quot;ISBN&quot;:&quot;978-1-4919-7860-3&quot;,&quot;note&quot;:&quot;OCLC: on1076544092&quot;,&quot;number-of-pages&quot;:&quot;425&quot;,&quot;publisher&quot;:&quot;O'Reilly&quot;,&quot;publisher-place&quot;:&quot;Beijing ; Boston&quot;,&quot;source&quot;:&quot;Library of Congress ISBN&quot;,&quot;title&quot;:&quot;R graphics cookbook: practical recipes for visualizing data&quot;,&quot;title-short&quot;:&quot;R graphics cookbook&quot;,&quot;author&quot;:[{&quot;family&quot;:&quot;Chang&quot;,&quot;given&quot;:&quot;Winston&quot;}],&quot;issued&quot;:{&quot;date-parts&quot;:[[&quot;2018&quot;]]}},&quot;suffix&quot;:&quot;, Capítulo 2&quot;}],&quot;schema&quot;:&quot;https://github.com/citation-style-language/schema/raw/master/csl-citation.json&quot;} RNDLpGskWTfi2"/></text:p>
            <text:p text:style-name="Standard"/>
            <text:p text:style-name="Standard"><text:reference-mark-start text:name="ZOTERO_ITEM CSL_CITATION {&quot;citationID&quot;:&quot;2T0UttQs&quot;,&quot;properties&quot;:{&quot;formattedCitation&quot;:&quot;(Chang, 2018, Cap\\uc0\\u237{}tulo 3)&quot;,&quot;plainCitation&quot;:&quot;(Chang, 2018, Capítulo 3)&quot;,&quot;noteIndex&quot;:0},&quot;citationItems&quot;:[{&quot;id&quot;:83,&quot;uris&quot;:[&quot;http://zotero.org/users/6139133/items/BKYSQ9GY&quot;],&quot;uri&quot;:[&quot;http://zotero.org/users/6139133/items/BKYSQ9GY&quot;],&quot;itemData&quot;:{&quot;id&quot;:83,&quot;type&quot;:&quot;book&quot;,&quot;call-number&quot;:&quot;QA276.45.R3 C44 2018&quot;,&quot;edition&quot;:&quot;Second edition&quot;,&quot;event-place&quot;:&quot;Beijing ; Boston&quot;,&quot;ISBN&quot;:&quot;978-1-4919-7860-3&quot;,&quot;note&quot;:&quot;OCLC: on1076544092&quot;,&quot;number-of-pages&quot;:&quot;425&quot;,&quot;publisher&quot;:&quot;O'Reilly&quot;,&quot;publisher-place&quot;:&quot;Beijing ; Boston&quot;,&quot;source&quot;:&quot;Library of Congress ISBN&quot;,&quot;title&quot;:&quot;R graphics cookbook: practical recipes for visualizing data&quot;,&quot;title-short&quot;:&quot;R graphics cookbook&quot;,&quot;author&quot;:[{&quot;family&quot;:&quot;Chang&quot;,&quot;given&quot;:&quot;Winston&quot;}],&quot;issued&quot;:{&quot;date-parts&quot;:[[&quot;2018&quot;]]}},&quot;suffix&quot;:&quot;, Capítulo 3&quot;}],&quot;schema&quot;:&quot;https://github.com/citation-style-language/schema/raw/master/csl-citation.json&quot;} RNDO9d2p0IVcW"/><text:span text:style-name="T53">(Chang, 2018, Capítulo 3)</text:span><text:reference-mark-end text:name="ZOTERO_ITEM CSL_CITATION {&quot;citationID&quot;:&quot;2T0UttQs&quot;,&quot;properties&quot;:{&quot;formattedCitation&quot;:&quot;(Chang, 2018, Cap\\uc0\\u237{}tulo 3)&quot;,&quot;plainCitation&quot;:&quot;(Chang, 2018, Capítulo 3)&quot;,&quot;noteIndex&quot;:0},&quot;citationItems&quot;:[{&quot;id&quot;:83,&quot;uris&quot;:[&quot;http://zotero.org/users/6139133/items/BKYSQ9GY&quot;],&quot;uri&quot;:[&quot;http://zotero.org/users/6139133/items/BKYSQ9GY&quot;],&quot;itemData&quot;:{&quot;id&quot;:83,&quot;type&quot;:&quot;book&quot;,&quot;call-number&quot;:&quot;QA276.45.R3 C44 2018&quot;,&quot;edition&quot;:&quot;Second edition&quot;,&quot;event-place&quot;:&quot;Beijing ; Boston&quot;,&quot;ISBN&quot;:&quot;978-1-4919-7860-3&quot;,&quot;note&quot;:&quot;OCLC: on1076544092&quot;,&quot;number-of-pages&quot;:&quot;425&quot;,&quot;publisher&quot;:&quot;O'Reilly&quot;,&quot;publisher-place&quot;:&quot;Beijing ; Boston&quot;,&quot;source&quot;:&quot;Library of Congress ISBN&quot;,&quot;title&quot;:&quot;R graphics cookbook: practical recipes for visualizing data&quot;,&quot;title-short&quot;:&quot;R graphics cookbook&quot;,&quot;author&quot;:[{&quot;family&quot;:&quot;Chang&quot;,&quot;given&quot;:&quot;Winston&quot;}],&quot;issued&quot;:{&quot;date-parts&quot;:[[&quot;2018&quot;]]}},&quot;suffix&quot;:&quot;, Capítulo 3&quot;}],&quot;schema&quot;:&quot;https://github.com/citation-style-language/schema/raw/master/csl-citation.json&quot;} RNDO9d2p0IVcW"/></text:p>
          </table:table-cell>
        </table:table-row>
        <table:table-row table:style-name="Tabla1.1">
          <table:table-cell table:style-name="Tabla1.A6" office:value-type="string">
            <text:p text:style-name="P31">VIII </text:p>
            <text:p text:style-name="P40"><text:span text:style-name="T29">(</text:span><text:span text:style-name="T40">2</text:span><text:span text:style-name="T41">4-28 de mayo</text:span><text:span text:style-name="T29">)</text:span></text:p>
          </table:table-cell>
          <table:table-cell table:style-name="Tabla1.A6" office:value-type="string">
            <text:list xml:id="list2534660262" text:style-name="L6">
              <text:list-item>
                <text:p text:style-name="P78">Graficación en R (continuación)</text:p>
                <text:list>
                  <text:list-item>
                    <text:p text:style-name="P78">Gráficos de líneas</text:p>
                  </text:list-item>
                  <text:list-item>
                    <text:p text:style-name="P78">Gráficos de dispersión</text:p>
                  </text:list-item>
                </text:list>
              </text:list-item>
            </text:list>
          </table:table-cell>
          <table:table-cell table:style-name="Tabla1.A6" office:value-type="string">
            <text:p text:style-name="Standard"><text:reference-mark-start text:name="ZOTERO_ITEM CSL_CITATION {&quot;citationID&quot;:&quot;QYuoc2FD&quot;,&quot;properties&quot;:{&quot;formattedCitation&quot;:&quot;(Chang, 2018, Cap\\uc0\\u237{}tulo 4)&quot;,&quot;plainCitation&quot;:&quot;(Chang, 2018, Capítulo 4)&quot;,&quot;noteIndex&quot;:0},&quot;citationItems&quot;:[{&quot;id&quot;:83,&quot;uris&quot;:[&quot;http://zotero.org/users/6139133/items/BKYSQ9GY&quot;],&quot;uri&quot;:[&quot;http://zotero.org/users/6139133/items/BKYSQ9GY&quot;],&quot;itemData&quot;:{&quot;id&quot;:83,&quot;type&quot;:&quot;book&quot;,&quot;call-number&quot;:&quot;QA276.45.R3 C44 2018&quot;,&quot;edition&quot;:&quot;Second edition&quot;,&quot;event-place&quot;:&quot;Beijing ; Boston&quot;,&quot;ISBN&quot;:&quot;978-1-4919-7860-3&quot;,&quot;note&quot;:&quot;OCLC: on1076544092&quot;,&quot;number-of-pages&quot;:&quot;425&quot;,&quot;publisher&quot;:&quot;O'Reilly&quot;,&quot;publisher-place&quot;:&quot;Beijing ; Boston&quot;,&quot;source&quot;:&quot;Library of Congress ISBN&quot;,&quot;title&quot;:&quot;R graphics cookbook: practical recipes for visualizing data&quot;,&quot;title-short&quot;:&quot;R graphics cookbook&quot;,&quot;author&quot;:[{&quot;family&quot;:&quot;Chang&quot;,&quot;given&quot;:&quot;Winston&quot;}],&quot;issued&quot;:{&quot;date-parts&quot;:[[&quot;2018&quot;]]}},&quot;suffix&quot;:&quot;, Capítulo 4&quot;}],&quot;schema&quot;:&quot;https://github.com/citation-style-language/schema/raw/master/csl-citation.json&quot;} RNDoXXmX9Zijt"/><text:span text:style-name="T53">(Chang, 2018, Capítulo 4)</text:span><text:reference-mark-end text:name="ZOTERO_ITEM CSL_CITATION {&quot;citationID&quot;:&quot;QYuoc2FD&quot;,&quot;properties&quot;:{&quot;formattedCitation&quot;:&quot;(Chang, 2018, Cap\\uc0\\u237{}tulo 4)&quot;,&quot;plainCitation&quot;:&quot;(Chang, 2018, Capítulo 4)&quot;,&quot;noteIndex&quot;:0},&quot;citationItems&quot;:[{&quot;id&quot;:83,&quot;uris&quot;:[&quot;http://zotero.org/users/6139133/items/BKYSQ9GY&quot;],&quot;uri&quot;:[&quot;http://zotero.org/users/6139133/items/BKYSQ9GY&quot;],&quot;itemData&quot;:{&quot;id&quot;:83,&quot;type&quot;:&quot;book&quot;,&quot;call-number&quot;:&quot;QA276.45.R3 C44 2018&quot;,&quot;edition&quot;:&quot;Second edition&quot;,&quot;event-place&quot;:&quot;Beijing ; Boston&quot;,&quot;ISBN&quot;:&quot;978-1-4919-7860-3&quot;,&quot;note&quot;:&quot;OCLC: on1076544092&quot;,&quot;number-of-pages&quot;:&quot;425&quot;,&quot;publisher&quot;:&quot;O'Reilly&quot;,&quot;publisher-place&quot;:&quot;Beijing ; Boston&quot;,&quot;source&quot;:&quot;Library of Congress ISBN&quot;,&quot;title&quot;:&quot;R graphics cookbook: practical recipes for visualizing data&quot;,&quot;title-short&quot;:&quot;R graphics cookbook&quot;,&quot;author&quot;:[{&quot;family&quot;:&quot;Chang&quot;,&quot;given&quot;:&quot;Winston&quot;}],&quot;issued&quot;:{&quot;date-parts&quot;:[[&quot;2018&quot;]]}},&quot;suffix&quot;:&quot;, Capítulo 4&quot;}],&quot;schema&quot;:&quot;https://github.com/citation-style-language/schema/raw/master/csl-citation.json&quot;} RNDoXXmX9Zijt"/></text:p>
            <text:p text:style-name="Standard"/>
            <text:p text:style-name="Standard"><text:reference-mark-start text:name="ZOTERO_ITEM CSL_CITATION {&quot;citationID&quot;:&quot;b5qJ5zmD&quot;,&quot;properties&quot;:{&quot;formattedCitation&quot;:&quot;(Chang, 2018, Cap\\uc0\\u237{}tulo 5)&quot;,&quot;plainCitation&quot;:&quot;(Chang, 2018, Capítulo 5)&quot;,&quot;noteIndex&quot;:0},&quot;citationItems&quot;:[{&quot;id&quot;:83,&quot;uris&quot;:[&quot;http://zotero.org/users/6139133/items/BKYSQ9GY&quot;],&quot;uri&quot;:[&quot;http://zotero.org/users/6139133/items/BKYSQ9GY&quot;],&quot;itemData&quot;:{&quot;id&quot;:83,&quot;type&quot;:&quot;book&quot;,&quot;call-number&quot;:&quot;QA276.45.R3 C44 2018&quot;,&quot;edition&quot;:&quot;Second edition&quot;,&quot;event-place&quot;:&quot;Beijing ; Boston&quot;,&quot;ISBN&quot;:&quot;978-1-4919-7860-3&quot;,&quot;note&quot;:&quot;OCLC: on1076544092&quot;,&quot;number-of-pages&quot;:&quot;425&quot;,&quot;publisher&quot;:&quot;O'Reilly&quot;,&quot;publisher-place&quot;:&quot;Beijing ; Boston&quot;,&quot;source&quot;:&quot;Library of Congress ISBN&quot;,&quot;title&quot;:&quot;R graphics cookbook: practical recipes for visualizing data&quot;,&quot;title-short&quot;:&quot;R graphics cookbook&quot;,&quot;author&quot;:[{&quot;family&quot;:&quot;Chang&quot;,&quot;given&quot;:&quot;Winston&quot;}],&quot;issued&quot;:{&quot;date-parts&quot;:[[&quot;2018&quot;]]}},&quot;suffix&quot;:&quot;, Capítulo 5&quot;}],&quot;schema&quot;:&quot;https://github.com/citation-style-language/schema/raw/master/csl-citation.json&quot;} RNDAZxZAY9khG"/><text:span text:style-name="T53">(Chang, 2018, Capítulo 5)</text:span><text:reference-mark-end text:name="ZOTERO_ITEM CSL_CITATION {&quot;citationID&quot;:&quot;b5qJ5zmD&quot;,&quot;properties&quot;:{&quot;formattedCitation&quot;:&quot;(Chang, 2018, Cap\\uc0\\u237{}tulo 5)&quot;,&quot;plainCitation&quot;:&quot;(Chang, 2018, Capítulo 5)&quot;,&quot;noteIndex&quot;:0},&quot;citationItems&quot;:[{&quot;id&quot;:83,&quot;uris&quot;:[&quot;http://zotero.org/users/6139133/items/BKYSQ9GY&quot;],&quot;uri&quot;:[&quot;http://zotero.org/users/6139133/items/BKYSQ9GY&quot;],&quot;itemData&quot;:{&quot;id&quot;:83,&quot;type&quot;:&quot;book&quot;,&quot;call-number&quot;:&quot;QA276.45.R3 C44 2018&quot;,&quot;edition&quot;:&quot;Second edition&quot;,&quot;event-place&quot;:&quot;Beijing ; Boston&quot;,&quot;ISBN&quot;:&quot;978-1-4919-7860-3&quot;,&quot;note&quot;:&quot;OCLC: on1076544092&quot;,&quot;number-of-pages&quot;:&quot;425&quot;,&quot;publisher&quot;:&quot;O'Reilly&quot;,&quot;publisher-place&quot;:&quot;Beijing ; Boston&quot;,&quot;source&quot;:&quot;Library of Congress ISBN&quot;,&quot;title&quot;:&quot;R graphics cookbook: practical recipes for visualizing data&quot;,&quot;title-short&quot;:&quot;R graphics cookbook&quot;,&quot;author&quot;:[{&quot;family&quot;:&quot;Chang&quot;,&quot;given&quot;:&quot;Winston&quot;}],&quot;issued&quot;:{&quot;date-parts&quot;:[[&quot;2018&quot;]]}},&quot;suffix&quot;:&quot;, Capítulo 5&quot;}],&quot;schema&quot;:&quot;https://github.com/citation-style-language/schema/raw/master/csl-citation.json&quot;} RNDAZxZAY9khG"/></text:p>
          </table:table-cell>
        </table:table-row>
        <table:table-row table:style-name="Tabla1.1">
          <table:table-cell table:style-name="Tabla1.A6" office:value-type="string">
            <text:p text:style-name="P30">IX </text:p>
            <text:p text:style-name="P39"><text:span text:style-name="T29">(</text:span><text:span text:style-name="T41">31 de mayo – 4 de junio</text:span><text:span text:style-name="T29">)</text:span></text:p>
          </table:table-cell>
          <table:table-cell table:style-name="Tabla1.A6" office:value-type="string">
            <text:list xml:id="list3852083556" text:style-name="L8">
              <text:list-item>
                <text:p text:style-name="P66"><text:span text:style-name="T57">D</text:span>atos geográficos en R</text:p>
                <text:list>
                  <text:list-item>
                    <text:p text:style-name="P67">El ecosistema espacial de R</text:p>
                  </text:list-item>
                  <text:list-item>
                    <text:p text:style-name="P66">Datos vectoriales</text:p>
                  </text:list-item>
                  <text:list-item>
                    <text:p text:style-name="P66">Datos raster</text:p>
                  </text:list-item>
                  <text:list-item>
                    <text:p text:style-name="P66">Sistemas espaciales de referencia</text:p>
                  </text:list-item>
                </text:list>
              </text:list-item>
            </text:list>
          </table:table-cell>
          <table:table-cell table:style-name="Tabla1.A6" office:value-type="string">
            <text:p text:style-name="P14"><text:reference-mark-start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Lovelace et al., 2019, Capítulo 1)<text:reference-mark-end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text:p>
            <text:p text:style-name="Standard"/>
            <text:p text:style-name="P14"><text:reference-mark-start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Lovelace et al., 2019, Capítulo 2)<text:reference-mark-end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text:p>
          </table:table-cell>
        </table:table-row>
        <table:table-row table:style-name="Tabla1.1">
          <table:table-cell table:style-name="Tabla1.A6" office:value-type="string">
            <text:p text:style-name="P30">X</text:p>
            <text:p text:style-name="P39"><text:span text:style-name="T29">(</text:span><text:span text:style-name="T40">7-</text:span><text:span text:style-name="T41">11 de junio</text:span><text:span text:style-name="T29">)</text:span></text:p>
          </table:table-cell>
          <table:table-cell table:style-name="Tabla1.A6" office:value-type="string">
            <text:list xml:id="list2116241122" text:style-name="L9">
              <text:list-item>
                <text:p text:style-name="P70">Operaciones con atributos</text:p>
                <text:list>
                  <text:list-item>
                    <text:p text:style-name="P70">Manejo de atributos vectoriales</text:p>
                  </text:list-item>
                  <text:list-item>
                    <text:p text:style-name="P70">Manejo de objetos raster</text:p>
                  </text:list-item>
                </text:list>
              </text:list-item>
            </text:list>
          </table:table-cell>
          <table:table-cell table:style-name="Tabla1.A6" office:value-type="string">
            <text:p text:style-name="P14"><text:reference-mark-start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Lovelace et al., 2019, Capítulo 3)<text:reference-mark-end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text:p>
          </table:table-cell>
        </table:table-row>
        <table:table-row table:style-name="Tabla1.1">
          <table:table-cell table:style-name="Tabla1.A6" office:value-type="string">
            <text:p text:style-name="P32">XI</text:p>
            <text:p text:style-name="P41"><text:span text:style-name="T30">(</text:span><text:span text:style-name="T42">1</text:span><text:span text:style-name="T41">4-18 de junio</text:span><text:span text:style-name="T30">)</text:span></text:p>
          </table:table-cell>
          <table:table-cell table:style-name="Tabla1.A6" office:value-type="string">
            <text:list xml:id="list112204135359137" text:continue-numbering="true" text:style-name="L9">
              <text:list-item>
                <text:p text:style-name="P71">Operaciones con <text:span text:style-name="T58">datos espaciales</text:span></text:p>
                <text:list>
                  <text:list-item>
                    <text:p text:style-name="P72">Operaciones con datos vectoriales</text:p>
                  </text:list-item>
                  <text:list-item>
                    <text:p text:style-name="P71"><text:span text:style-name="T58">Operaciones con datos</text:span> raster</text:p>
                  </text:list-item>
                </text:list>
              </text:list-item>
            </text:list>
          </table:table-cell>
          <table:table-cell table:style-name="Tabla1.A6" office:value-type="string">
            <text:p text:style-name="P14"><text:reference-mark-start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Lovelace et al., 2019, Capítulo 4)<text:reference-mark-end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text:p>
          </table:table-cell>
        </table:table-row>
        <table:table-row table:style-name="Tabla1.1">
          <table:table-cell table:style-name="Tabla1.A6" office:value-type="string">
            <text:p text:style-name="P32">XII</text:p>
            <text:p text:style-name="P41"><text:span text:style-name="T30">(</text:span><text:span text:style-name="T42">2</text:span><text:span text:style-name="T41">1-25 de junio</text:span><text:span text:style-name="T30">)</text:span></text:p>
          </table:table-cell>
          <table:table-cell table:style-name="Tabla1.A6" office:value-type="string">
            <text:list xml:id="list112203299190076" text:continue-numbering="true" text:style-name="L9">
              <text:list-item>
                <text:p text:style-name="P71">Operaciones con <text:span text:style-name="T58">geometrías</text:span></text:p>
                <text:list>
                  <text:list-item>
                    <text:p text:style-name="P72">Operaciones con datos vectoriales</text:p>
                  </text:list-item>
                  <text:list-item>
                    <text:p text:style-name="P71"><text:span text:style-name="T58">Operaciones con datos</text:span> raster</text:p>
                  </text:list-item>
                </text:list>
              </text:list-item>
            </text:list>
          </table:table-cell>
          <table:table-cell table:style-name="Tabla1.A6" office:value-type="string">
            <text:p text:style-name="P14"><text:reference-mark-start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Lovelace et al., 2019, Capítulo 5)<text:reference-mark-end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text:p>
          </table:table-cell>
        </table:table-row>
        <table:table-row table:style-name="Tabla1.1">
          <table:table-cell table:style-name="Tabla1.A6" office:value-type="string">
            <text:p text:style-name="P32">XIII</text:p>
            <text:p text:style-name="P41"><text:span text:style-name="T30">(</text:span><text:span text:style-name="T42">2</text:span><text:span text:style-name="T41">8 de junio – 2 de julio</text:span><text:span text:style-name="T30">)</text:span></text:p>
          </table:table-cell>
          <table:table-cell table:style-name="Tabla1.A6" office:value-type="string">
            <text:list xml:id="list112203279672465" text:continue-numbering="true" text:style-name="L9">
              <text:list-item>
                <text:p text:style-name="P74">Lectura y escritura de datos <text:span text:style-name="T59">geográficos</text:span></text:p>
                <text:list>
                  <text:list-item>
                    <text:p text:style-name="P73">Recuperación de datos abiertos</text:p>
                  </text:list-item>
                  <text:list-item>
                    <text:p text:style-name="P74">Servicios web geográficos</text:p>
                  </text:list-item>
                  <text:list-item>
                    <text:p text:style-name="P74">Formatos de archivos</text:p>
                  </text:list-item>
                </text:list>
              </text:list-item>
            </text:list>
          </table:table-cell>
          <table:table-cell table:style-name="Tabla1.A6" office:value-type="string">
            <text:p text:style-name="P14"><text:reference-mark-start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Lovelace et al., 2019, Capítulo 7)<text:reference-mark-end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text:p>
          </table:table-cell>
        </table:table-row>
        <text:soft-page-break/>
        <table:table-row table:style-name="Tabla1.1">
          <table:table-cell table:style-name="Tabla1.A6" office:value-type="string">
            <text:p text:style-name="P32">XIV</text:p>
            <text:p text:style-name="P41"><text:span text:style-name="T30">(</text:span><text:span text:style-name="T42">5-</text:span><text:span text:style-name="T41">9 de julio</text:span><text:span text:style-name="T30">)</text:span></text:p>
          </table:table-cell>
          <table:table-cell table:style-name="Tabla1.A6" office:value-type="string">
            <text:list xml:id="list112204013459815" text:continue-numbering="true" text:style-name="L9">
              <text:list-item>
                <text:p text:style-name="P75">Confección de mapas</text:p>
                <text:list>
                  <text:list-item>
                    <text:p text:style-name="P75">Mapas estáticos</text:p>
                  </text:list-item>
                  <text:list-item>
                    <text:p text:style-name="P75">Mapas animados</text:p>
                  </text:list-item>
                  <text:list-item>
                    <text:p text:style-name="P75">Mapas interactivos</text:p>
                  </text:list-item>
                </text:list>
              </text:list-item>
            </text:list>
          </table:table-cell>
          <table:table-cell table:style-name="Tabla1.A6" office:value-type="string">
            <text:p text:style-name="P14"><text:reference-mark-start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Lovelace et al., 2019, Capítulo 8)<text:reference-mark-end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text:p>
          </table:table-cell>
        </table:table-row>
        <table:table-row table:style-name="Tabla1.1">
          <table:table-cell table:style-name="Tabla1.A6" office:value-type="string">
            <text:p text:style-name="P32">XV</text:p>
            <text:p text:style-name="P41"><text:span text:style-name="T30">(</text:span><text:span text:style-name="T42">1</text:span><text:span text:style-name="T41">2-16 de julio</text:span><text:span text:style-name="T30">)</text:span></text:p>
          </table:table-cell>
          <table:table-cell table:style-name="Tabla1.A6" office:value-type="string">
            <text:list xml:id="list112204610979612" text:continue-numbering="true" text:style-name="L9">
              <text:list-item>
                <text:p text:style-name="P76">Aprendizaje estadístico</text:p>
                <text:list>
                  <text:list-item>
                    <text:p text:style-name="P76">Distribuciones de probabilidad</text:p>
                  </text:list-item>
                  <text:list-item>
                    <text:p text:style-name="P77">Regresión</text:p>
                  </text:list-item>
                  <text:list-item>
                    <text:p text:style-name="P87">Modelos</text:p>
                  </text:list-item>
                </text:list>
              </text:list-item>
            </text:list>
          </table:table-cell>
          <table:table-cell table:style-name="Tabla1.A6" office:value-type="string">
            <text:p text:style-name="P14"><text:reference-mark-start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Lovelace et al., 2019, Capítulo 10)<text:reference-mark-end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text:p>
          </table:table-cell>
        </table:table-row>
        <table:table-row table:style-name="Tabla1.1">
          <table:table-cell table:style-name="Tabla1.A6" office:value-type="string">
            <text:p text:style-name="P33">XVI</text:p>
            <text:p text:style-name="P42"><text:span text:style-name="T31">(</text:span><text:span text:style-name="T43">1</text:span><text:span text:style-name="T41">9-23 de julio</text:span><text:span text:style-name="T31">)</text:span></text:p>
          </table:table-cell>
          <table:table-cell table:style-name="Tabla1.A6" office:value-type="string">
            <text:list xml:id="list112205384732358" text:continue-numbering="true" text:style-name="L9">
              <text:list-item>
                <text:p text:style-name="P76">Aprendizaje estadístico (continuación)</text:p>
                <text:list>
                  <text:list-item>
                    <text:p text:style-name="P77">Validación de modelos</text:p>
                  </text:list-item>
                  <text:list-item>
                    <text:p text:style-name="P77">Graficación</text:p>
                  </text:list-item>
                </text:list>
              </text:list-item>
            </text:list>
          </table:table-cell>
          <table:table-cell table:style-name="Tabla1.A6" office:value-type="string">
            <text:p text:style-name="P14"><text:reference-mark-start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Lovelace et al., 2019, Capítulo 10)<text:reference-mark-end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text:p>
          </table:table-cell>
        </table:table-row>
      </table:table>
      <text:p text:style-name="P36"/>
      <text:p text:style-name="P25">4. METODOLOGÍA</text:p>
      <text:p text:style-name="P101"><text:span text:style-name="T74">Los contenidos del curso serán explicados por el profesor en las clases en línea. Durante las lecciones, se destinará tiempo para que los estudiantes puedan resolver diferentes ejercicios de programación y discutir los resultados con el profesor y sus compañeros. Adicionalmente, se asignarán tareas programadas y proyectos que serán resueltos fuera del tiempo de clase.</text:span></text:p>
      <text:p text:style-name="P100"/>
      <text:p text:style-name="P100"><text:span text:style-name="T48">Es de vital importancia que los estudiantes estudien las fuentes bibliográficas y otros materiales asignados previamente a cada lección y dediquen tiempo adicional al de las clases para comprenderlos e identificar dudas que deseen resolver con el profesor, ya sea durante las clases o en las horas de consulta. Estas fuentes y materiales consisten principalmente de libros, artículos y tutoriales de herramientas informáticas.</text:span></text:p>
      <text:p text:style-name="P12"/>
      <text:p text:style-name="P25">5. EVALUACIÓN.</text:p>
      <text:p text:style-name="P105">La evaluación del curso está compuesta por tareas programadas y proyectos, en los cuales los estudiantes aplicarán los conceptos de programación aprendidos en clase. Las tareas programadas <text:span text:style-name="T76">consistirán de</text:span> problemas de programación sencillos diseñados para resolverse en un plazo de una semana y los proyectos serán problemas más complejos diseñados para resolverse en plazos de dos o tres semanas. <text:span text:style-name="T76">A continuación se presentan los detalles de ambos tipos de evaluaciones.</text:span></text:p>
      <text:p text:style-name="P105"/>
      <text:p text:style-name="P105"><text:span text:style-name="T79">a</text:span><text:span text:style-name="T78">. T</text:span><text:span text:style-name="T77">areas programadas</text:span>. <text:span text:style-name="T76">Se asignarán un total de cuatro</text:span>, cada una con un valor de 10% de la nota final. <text:span text:style-name="T75">Las semanas estimadas para la entrega son las siguientes:</text:span></text:p>
      <text:p text:style-name="P107">Tarea 1: Semana IV <text:span text:style-name="T76">(10%)</text:span></text:p>
      <text:p text:style-name="P108">Tarea 2: Semana VII <text:span text:style-name="T76">(10%)</text:span></text:p>
      <text:p text:style-name="P108"><text:soft-page-break/>Tarea 3: Semana X <text:span text:style-name="T76">(10%)</text:span></text:p>
      <text:p text:style-name="P108">Tarea 4: Semana XV <text:span text:style-name="T76">(10%)</text:span></text:p>
      <text:p text:style-name="P105"/>
      <text:p text:style-name="P106"><text:span text:style-name="T79">b</text:span><text:span text:style-name="T77">. </text:span><text:span text:style-name="T78">P</text:span><text:span text:style-name="T77">royectos</text:span>. <text:span text:style-name="T76">Se asignarán dos</text:span>, cada uno con un valor de 30% de la nota final. <text:span text:style-name="T75">Las semanas estimadas para la entrega son las siguientes:</text:span></text:p>
      <text:p text:style-name="P107">Proyecto 1. Semana XII <text:span text:style-name="T76">(30%)</text:span></text:p>
      <text:p text:style-name="P107">Proyecto 2. Periodo de evaluaciones finales <text:span text:style-name="T76">(30%)</text:span></text:p>
      <text:p text:style-name="P107"/>
      <text:p text:style-name="P25"/>
      <text:p text:style-name="P25">6. <text:s/>TRABAJO DE CAMPO</text:p>
      <text:p text:style-name="P103">Este curso no incluye trabajo de campo.</text:p>
      <text:p text:style-name="P13"/>
      <text:p text:style-name="P13">“<text:span text:style-name="T36">Por motivo de la emergencia sanitaria del covid-19, y en atención a las disposiciones del ministerio de salud y las autoridades universitarias, las giras de campo para el presente curso en este ciclo lectivo han sido canceladas y sustituidas por otras estrategias de aprendizaje y evaluación ya definidas en el curso”</text:span></text:p>
      <text:p text:style-name="P8"/>
      <text:p text:style-name="P22"><text:span text:style-name="T24">7. NORMATIVA DE INTERÉS <text:s/>(como primera instancia, el estudiantado puede acudir a: </text:span><text:a xlink:type="simple" xlink:href="mailto:geografia@ucr.ac.cr" text:style-name="Internet_20_link" text:visited-style-name="Visited_20_Internet_20_Link"><text:span text:style-name="Internet_20_link"><text:span text:style-name="T24">geografia@ucr.ac.cr</text:span></text:span></text:a><text:span text:style-name="T24">; o bien, al director de Escuela: <text:s/></text:span><text:a xlink:type="simple" xlink:href="mailto:pascal.girotpignot@ucr.ac.cr" text:style-name="Internet_20_link" text:visited-style-name="Visited_20_Internet_20_Link"><text:span text:style-name="T25">pascal.girotpignot@ucr.ac.cr</text:span></text:a><text:span text:style-name="T25"> </text:span><text:span text:style-name="T24">).</text:span></text:p>
      <text:p text:style-name="P25"/>
      <text:p text:style-name="P43"><text:span text:style-name="T2">El </text:span><text:span text:style-name="T4">Reglamento de Régimen Disciplinario del Personal Académico </text:span><text:span text:style-name="T2">establece mecanismos para resolver situaciones que afectan la excelencia en el ejercicio de la labor académica y en el desarrollo armonioso de los procesos institucionales.</text:span></text:p>
      <text:p text:style-name="P43"><text:span text:style-name="T2">El </text:span><text:span text:style-name="T4">Reglamento de Orden y Disciplina de los Estudiantes de la UCR</text:span><text:span text:style-name="T2"> regula la disciplina del estudiantado en TODOS los recintos de la Institución y en aquellas acciones u omisiones que, aunque se produzcan fuera de las instalaciones que comprometan la buena marcha o el buen nombre de la Universidad de Costa Rica. Se establecen faltas, sanciones y procedimientos.</text:span></text:p>
      <text:p text:style-name="P43"><text:span text:style-name="T2">El </text:span><text:span text:style-name="T4">Reglamento de Régimen Académico Estudiantil</text:span><text:span text:style-name="T2"> rige los procedimientos relacionados con la evaluación y orientación académica de las diversas categorías de estudiantes de la UCR. Incluye la orientación académica en cualquier época del año, las pruebas de reposición y pruebas opcionales, las necesidades educativas especiales, la igualdad y la equiparación de oportunidades, las funciones y deberes del profesor consejero, qué es un plan de estudios, la administración de los cursos, las normas de evaluación, las calificaciones e informes finales, el rendimiento académico del estudiantado, la orientación en matrícula, etc.</text:span></text:p>
      <text:p text:style-name="P43"><text:span text:style-name="T2">El </text:span><text:span text:style-name="T4">Reglamento de la Universidad de Costa Rica en contra del Hostigamiento Sexual </text:span><text:span text:style-name="T2">cubre a hombres y mujeres (docentes, administrativos y estudiantes). Esta norma está para proteger la dignidad de la persona en sus relaciones y garantiza un clima académico fundamentado en el respeto a la libertad, el trabajo, la igualdad, la equidad, el </text:span><text:soft-page-break/><text:span text:style-name="T2">respeto mutuo y que conduzca al desarrollo intelectual, profesional y social, libre de cualquier forma de discriminación y violencia. Las denuncias se interponen ante la Comisión Institucional contra el Hostigamiento Sexual, que, con total confidencialidad, da seguimiento a los casos y consultas en esta materia.</text:span></text:p>
      <text:p text:style-name="P43"><text:span text:style-name="T2">El </text:span><text:span text:style-name="T4">Reglamento del Servicio de Transportes</text:span><text:span text:style-name="T2"> que es aplicable a los miembros de la comunidad universitaria que en sus labores o actividades académicas, usen o controlen los recursos de transporte de la Universidad de Costa Rica. También se cuenta con la </text:span><text:span text:style-name="T4">Normativa para salidas de campo de la Escuela de Geografía.</text:span></text:p>
      <text:p text:style-name="P44">Para casos de emergencias, comunicarse al teléfono: 2511-4911</text:p>
      <text:p text:style-name="P44"/>
      <text:p text:style-name="P45">8. BIBLIOGRAFÍA</text:p>
      <text:p text:style-name="P95">Bibliografía obligatoria:</text:p>
      <text:p text:style-name="P97">Chang, W. (2018).<text:span text:style-name="T71"> R graphics cookbook: Practical recipes for visualizing data </text:span>(Second edition). O’Reilly. <text:span text:style-name="T61">Disponible en </text:span><text:a xlink:type="simple" xlink:href="https://r-graphics.org/" text:style-name="Internet_20_link" text:visited-style-name="Visited_20_Internet_20_Link"><text:span text:style-name="T61">https://r-graphics.org/</text:span></text:a></text:p>
      <text:p text:style-name="P96"/>
      <text:p text:style-name="P96">Grolemund, G., &amp; Wickham, H. (2014). Hands-On Programming with R: Write Your Own Functions And Simulations. O’Reilly Media. <text:span text:style-name="T61">Disponible en </text:span><text:a xlink:type="simple" xlink:href="https://rstudio-education.github.io/hopr/" text:style-name="Internet_20_link" text:visited-style-name="Visited_20_Internet_20_Link"><text:span text:style-name="T61">https://rstudio-education.github.io/hopr/</text:span></text:a></text:p>
      <text:p text:style-name="P96"/>
      <text:p text:style-name="P98"><text:span text:style-name="T62">Lovelace, R., Nowosad, J., &amp; Muenchow, J. (2019). Geocomputation with R (1 edition). Chapman and Hall/CRC. </text:span><text:span text:style-name="T63">Disponible en</text:span><text:span text:style-name="T21"> </text:span><text:a xlink:type="simple" xlink:href="https://geocompr.robinlovelace.net/" text:style-name="Internet_20_link" text:visited-style-name="Visited_20_Internet_20_Link"><text:span text:style-name="T62">https://geocompr.robinlovelace.net/</text:span></text:a></text:p>
      <text:p text:style-name="P91"/>
      <text:p text:style-name="P99"><text:span text:style-name="T22">Singleton, A., &amp; Arribas‐Bel, D. (2019). Geographic Data Science. Geographical Analysis, gean.12194. </text:span><text:a xlink:type="simple" xlink:href="https://doi.org/10.1111/gean.12194" text:style-name="Internet_20_link" text:visited-style-name="Visited_20_Internet_20_Link"><text:span text:style-name="T64">https://doi.org/10.1111/gean.12194</text:span></text:a></text:p>
      <text:p text:style-name="P99"><text:span text:style-name="T64"/></text:p>
      <text:p text:style-name="P99"><text:span text:style-name="T64">Wickham, H. (2014). Tidy Data.</text:span><text:span text:style-name="T66"> Journal of Statistical Software, 59(1)</text:span><text:span text:style-name="T64">, 1–23. </text:span><text:a xlink:type="simple" xlink:href="https://doi.org/10.18637/jss.v059.i10" text:style-name="Internet_20_link" text:visited-style-name="Visited_20_Internet_20_Link"><text:span text:style-name="T64">https://doi.org/10.18637/jss.v059.i10</text:span></text:a></text:p>
      <text:p text:style-name="P99"><text:span text:style-name="T64"/></text:p>
      <text:p text:style-name="P99"><text:span text:style-name="T64">Wing, J. M. (2006). Computational thinking.</text:span><text:span text:style-name="T66"> Communications of the ACM, 49(3)</text:span><text:span text:style-name="T64">, 33–35. </text:span><text:a xlink:type="simple" xlink:href="https://doi.org/10.1145/1118178.1118215" text:style-name="Internet_20_link" text:visited-style-name="Visited_20_Internet_20_Link"><text:span text:style-name="T64">https://doi.org/10.1145/1118178.1118215</text:span></text:a><text:span text:style-name="T64">. </text:span><text:span text:style-name="T65">Disponible en </text:span><text:a xlink:type="simple" xlink:href="https://www.cs.cmu.edu/~15110-s13/Wing06-ct.pdf" text:style-name="Internet_20_link" text:visited-style-name="Visited_20_Internet_20_Link"><text:span text:style-name="T65">https://www.cs.cmu.edu/~15110-s13/Wing06-ct.pdf</text:span></text:a></text:p>
      <text:p text:style-name="P93"/>
      <text:p text:style-name="P93"/>
      <text:p text:style-name="P109"><text:span text:style-name="T3">Bibliografía complementaria:</text:span><text:span text:style-name="T32"> </text:span></text:p>
      <text:p text:style-name="P96">Adler, J. (2012). R in a Nutshell: A Desktop Quick Reference (Second edition). O’Reilly Media. <text:span text:style-name="T67">Disponible en </text:span><text:a xlink:type="simple" xlink:href="http://guianaplants.stir.ac.uk/seminar/resources/R_in_a_Nutshell_Second_Edition.pdf" text:style-name="Internet_20_link" text:visited-style-name="Visited_20_Internet_20_Link"><text:span text:style-name="T67">http://guianaplants.stir.ac.uk/seminar/resources/R_in_a_Nutshell_Second_Edition.pdf</text:span></text:a></text:p>
      <text:p text:style-name="P96"><text:soft-page-break/></text:p>
      <text:p text:style-name="P91">Gillespie, C., &amp; Lovelace, R. (2017). Efficient R Programming (1 edition). O’Reilly Media. <text:span text:style-name="T68">Disponible en </text:span><text:a xlink:type="simple" xlink:href="https://csgillespie.github.io/efficientR/" text:style-name="Internet_20_link" text:visited-style-name="Visited_20_Internet_20_Link"><text:span text:style-name="T68">https://csgillespie.github.io/efficientR/</text:span></text:a></text:p>
      <text:p text:style-name="P91"/>
      <text:p text:style-name="P91">Long, J. D., &amp; Teetor, P. (2019). R Cookbook: Proven Recipes for Data Analysis, Statistics, and Graphics (2 edition). O’Reilly Media. <text:span text:style-name="T68">Disponible en </text:span><text:a xlink:type="simple" xlink:href="https://rc2e.com/" text:style-name="Internet_20_link" text:visited-style-name="Visited_20_Internet_20_Link"><text:span text:style-name="T68">https://rc2e.com/</text:span></text:a></text:p>
      <text:p text:style-name="P91"/>
      <text:p text:style-name="P91">Mas, J-F. (2018). Análisis espacial con R: Usa R como un Sistema de Información Geográfica. European Scientific Institute. <text:span text:style-name="T69">Disponible en </text:span><text:a xlink:type="simple" xlink:href="http://eujournal.org/files/journals/1/books/JeanFrancoisMas.pdf" text:style-name="Internet_20_link" text:visited-style-name="Visited_20_Internet_20_Link"><text:span text:style-name="T69">http://eujournal.org/files/journals/1/books/JeanFrancoisMas.pdf</text:span></text:a></text:p>
      <text:p text:style-name="P91"/>
      <text:p text:style-name="P91">Olaya, V. (2016). Sistemas de Información Geográfica. CreateSpace Independent Publishing Platform. <text:span text:style-name="T70">Disponible en </text:span><text:a xlink:type="simple" xlink:href="https://volaya.github.io/libro-sig/" text:style-name="Internet_20_link" text:visited-style-name="Visited_20_Internet_20_Link"><text:span text:style-name="T70">https://volaya.github.io/libro-sig/</text:span></text:a></text:p>
      <text:p text:style-name="P91"/>
      <text:p text:style-name="P91">Wickham, H., &amp; Grolemund, G. (2017). R for Data Science: Import, Tidy, Transform, Visualize, and Model Data (1 edition). O’Reilly Media. <text:span text:style-name="T68">Disponible en </text:span><text:a xlink:type="simple" xlink:href="https://r4ds.had.co.nz/" text:style-name="Internet_20_link" text:visited-style-name="Visited_20_Internet_20_Link"><text:span text:style-name="T68">https://r4ds.had.co.nz/</text:span></text:a><text:span text:style-name="T68"> </text:span></text:p>
      <text:p text:style-name="P91"/>
      <text:p text:style-name="P91"/>
      <text:p text:style-name="P94">Tutoriales:</text:p>
      <text:p text:style-name="P91"><text:span text:style-name="T71">Free Online Course—Introduction to GIS in R. </text:span>(s/f). Atlan. Recuperado el <text:span text:style-name="T73">19</text:span> de marzo de 202<text:span text:style-name="T73">1</text:span>, de <text:a xlink:type="simple" xlink:href="https://atlan.com/courses/introduction-to-gis-r/overview/" text:style-name="Internet_20_link" text:visited-style-name="Visited_20_Internet_20_Link">https://atlan.com/courses/introduction-to-gis-r/overview/</text:a></text:p>
      <text:p text:style-name="P91"/>
      <text:p text:style-name="P92">Learn the Command Line | Codecademy. (s/f). Recuperado el <text:span text:style-name="T73">19</text:span> de marzo de 202<text:span text:style-name="T73">1</text:span>, de <text:a xlink:type="simple" xlink:href="https://www.codecademy.com/learn/learn-the-command-line" text:style-name="Internet_20_link" text:visited-style-name="Visited_20_Internet_20_Link">https://www.codecademy.com/learn/learn-the-command-line</text:a></text:p>
      <text:p text:style-name="P91"/>
      <text:p text:style-name="P92">Markdown Tutorial. (s/f). Recuperado el <text:span text:style-name="T73">19</text:span> de marzo de 202<text:span text:style-name="T73">1</text:span>, de <text:a xlink:type="simple" xlink:href="https://www.markdowntutorial.com/" text:style-name="Internet_20_link" text:visited-style-name="Visited_20_Internet_20_Link">https://www.markdowntutorial.com/</text:a></text:p>
      <text:p text:style-name="P91"/>
      <text:p text:style-name="P90">Miksch, J. (s/f). GDAL/OGR - Automated Geodata Processing. Jakob Miksch. Recuperado el <text:span text:style-name="T73">19</text:span> de marzo de 202<text:span text:style-name="T73">1</text:span>, de <text:a xlink:type="simple" xlink:href="https://jakobmiksch.eu/post/gdal_ogr/" text:style-name="Internet_20_link" text:visited-style-name="Visited_20_Internet_20_Link">https://jakobmiksch.eu/post/gdal_ogr/</text:a> </text:p>
      <text:p text:style-name="P89"/>
      <text:p text:style-name="P90">R for Social Scientists. (s/f). Recuperado el <text:span text:style-name="T73">19</text:span> de marzo de 202<text:span text:style-name="T73">1</text:span>, de <text:a xlink:type="simple" xlink:href="https://datacarpentry.org/r-socialsci/" text:style-name="Internet_20_link" text:visited-style-name="Visited_20_Internet_20_Link">https://datacarpentry.org/r-socialsci/</text:a> </text:p>
      <text:p text:style-name="P89"/>
      <text:p text:style-name="P88">The Best Git Tutorials. (2019, noviembre 21). FreeCodeCamp.Org. <text:a xlink:type="simple" xlink:href="https://www.freecodecamp.org/news/best-git-tutorial/" text:style-name="Internet_20_link" text:visited-style-name="Visited_20_Internet_20_Link">https://www.freecodecamp.org/news/best-git-tutorial/</text:a></text:p>
      <text:p text:style-name="P88"/>
      <text:p text:style-name="P91"><text:soft-page-break/><text:span text:style-name="T20">Walum, H. (s/f). Teacups, giraffes, &amp; statistics. Recuperado el 2 de marzo de 2020, de </text:span><text:a xlink:type="simple" xlink:href="https://tinystats.github.io/teacups-giraffes-and-statistics/" text:style-name="Internet_20_link" text:visited-style-name="Visited_20_Internet_20_Link">https://tinystats.github.io/teacups-giraffes-and-statistic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ce style:name="Calibri Light" svg:font-family="'Calibri Light'"/>
    <style:font-face style:name="Calibri3"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s" fo:country="CR"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4"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7.2806in" fo:margin-left="-0.0819in" fo:margin-top="0in" fo:margin-bottom="0in" table:align="left" style:writing-mode="lr-tb"/>
    </style:style>
    <style:style style:name="Tabla3.A" style:family="table-column">
      <style:table-column-properties style:column-width="2.6576in"/>
    </style:style>
    <style:style style:name="Tabla3.B" style:family="table-column">
      <style:table-column-properties style:column-width="2.0701in"/>
    </style:style>
    <style:style style:name="Tabla3.C" style:family="table-column">
      <style:table-column-properties style:column-width="2.5528in"/>
    </style:style>
    <style:style style:name="Tabla3.1" style:family="table-row">
      <style:table-row-properties fo:keep-together="auto"/>
    </style:style>
    <style:style style:name="Tabla3.A1" style:family="table-cell">
      <style:table-cell-properties style:vertical-align="middle" fo:background-color="#ffffff" fo:padding-left="0.0819in" fo:padding-right="0.075in" fo:padding-top="0.0382in" fo:padding-bottom="0.0382in" fo:border-left="none" fo:border-right="none" fo:border-top="none" fo:border-bottom="0.05pt solid #000000">
        <style:background-image/>
      </style:table-cell-properties>
    </style:style>
    <style:style style:name="M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MP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P5" style:family="paragraph" style:parent-style-name="Standard">
      <style:text-properties officeooo:paragraph-rsid="0009e7c4"/>
    </style:style>
    <style:style style:name="MP6"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7" style:family="paragraph">
      <style:paragraph-properties fo:text-align="center"/>
    </style:style>
    <style:style style:name="MP8"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9"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MP10" style:family="paragraph" style:parent-style-name="Footer">
      <style:paragraph-properties fo:margin-left="0in" fo:margin-right="0.25in" fo:text-align="start" style:justify-single-word="false" fo:text-indent="0in" style:auto-text-indent="false"/>
      <style:text-properties officeooo:paragraph-rsid="0009e7c4"/>
    </style:style>
    <style:style style:name="MP11"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MT1" style:family="text">
      <style:text-properties fo:font-size="11pt" style:font-size-asian="11pt"/>
    </style:style>
    <style:style style:name="MT2" style:family="text">
      <style:text-properties style:font-name="Calibri Light1" fo:font-size="8pt" style:font-size-asian="8pt" style:font-name-complex="Times New Roman" style:font-size-complex="8pt" style:font-weight-complex="bold"/>
    </style:style>
    <style:style style:name="MT3" style:family="text">
      <style:text-properties fo:color="#000000" style:font-name="Calibri Light1" fo:font-size="8pt" style:text-underline-style="none" style:font-size-asian="8pt" style:font-name-complex="Times New Roman" style:font-size-complex="8pt" style:font-weight-complex="bold"/>
    </style:style>
    <style:style style:name="MT4"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MT5" style:family="text">
      <style:text-properties fo:color="#000000" style:font-name="Calibri Light1" fo:font-style="italic" style:text-underline-style="none" style:font-style-asian="italic" style:font-name-complex="Times New Roman" style:font-weight-complex="bold"/>
    </style:style>
    <style:style style:name="M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MT7" style:family="text">
      <style:text-properties style:font-name="Calibri Light1" fo:font-style="italic" style:text-underline-style="none" style:font-style-asian="italic" style:font-name-complex="Times New Roman" style:font-weight-complex="bold"/>
    </style:style>
    <style:style style:name="MT8" style:family="text">
      <style:text-properties style:font-name="Calibri Light1" fo:font-style="normal" style:text-underline-style="none" style:font-style-asian="normal" style:font-name-complex="Times New Roman" style:font-style-complex="normal" style:font-weight-complex="bold"/>
    </style:style>
    <style:style style:name="MT9"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M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MT11"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693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1.064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1" text:anchor-type="as-char" svg:width="1.9898in" svg:height="0.8016in" draw:z-index="7"><draw:image xlink:href="Pictures/10000201000004350000020122E92CAEA66B1278.png" xlink:type="simple" xlink:show="embed" xlink:actuate="onLoad" loext:mime-type="image/png"/><svg:desc>firma_horizontal_cmyk.png</svg:desc></draw:frame></text:p>
            </table:table-cell>
            <table:table-cell table:style-name="Tabla3.A1" office:value-type="string">
              <text:p text:style-name="MP2"><text:span text:style-name="MT1">Página </text:span><text:span text:style-name="MT1"><text:page-number text:select-page="current">8</text:page-number></text:span><text:span text:style-name="MT1"><text:s/>de </text:span><text:span text:style-name="MT1"><text:page-count>8</text:page-count></text:span></text:p>
              <text:p text:style-name="MP1"/>
            </table:table-cell>
            <table:table-cell table:style-name="Tabla3.A1" office:value-type="string">
              <text:p text:style-name="MP3"><draw:frame text:anchor-type="paragraph" draw:z-index="31" draw:name="Forma1" draw:style-name="Mgr1" draw:text-style-name="MP4" svg:width="2.1295in" svg:height="0.9969in" svg:x="0.4043in" svg:y="-0.1264in"><draw:image xlink:href="Pictures/100002010000035D0000019F8532F17B46F21FAD.png" xlink:type="simple" xlink:show="embed" xlink:actuate="onLoad"><text:p/></draw:image></draw:frame></text:p>
            </table:table-cell>
          </table:table-row>
        </table:table>
        <text:p text:style-name="MP5"/>
      </style:header>
      <style:footer>
        <text:p text:style-name="MP6"><draw:frame draw:style-name="Mfr2" draw:name="Imagen2" text:anchor-type="paragraph" svg:x="5.4272in" svg:y="-0.0772in" svg:width="1.4909in" svg:height="1.2in" draw:z-index="23"><draw:image xlink:href="Pictures/10000000000001EA000001AD870E727B8B313BB2.png" xlink:type="simple" xlink:show="embed" xlink:actuate="onLoad" loext:mime-type="image/png"/></draw:frame><draw:line text:anchor-type="paragraph" draw:z-index="15" draw:name="Forma1" draw:style-name="Mgr2" draw:text-style-name="MP7" svg:x1="-0.098in" svg:y1="0.0543in" svg:x2="6.4437in" svg:y2="0.0543in"><text:p/></draw:line></text:p>
        <text:p text:style-name="MP8">Somos Geografía - UCR: Enseñando desde 1946 y formando profesionales a partir de 1974</text:p>
        <text:p text:style-name="MP9">Ciudad Universitaria Rodrigo Facio, San Pedro, Montes de Oca, San José, Costa Rica <text:tab/></text:p>
        <text:p text:style-name="MP10"><text:span text:style-name="MT2">Teléfonos: Recepción: </text:span><text:span text:style-name="Internet_20_link"><text:span text:style-name="MT3">2511-6402 </text:span></text:span><text:span text:style-name="Internet_20_link"><text:span text:style-name="MT4">|</text:span></text:span><text:span text:style-name="Internet_20_link"><text:span text:style-name="MT3"> Asuntos Estudiantiles 2511-6469 </text:span></text:span><text:span text:style-name="Internet_20_link"><text:span text:style-name="MT4">|</text:span></text:span><text:span text:style-name="Internet_20_link"><text:span text:style-name="MT3"> </text:span></text:span><text:span text:style-name="MT2">Código Postal 11501-2060</text:span></text:p>
        <text:p text:style-name="MP11"><text:span text:style-name="Internet_20_link"><text:span text:style-name="MT5">Página web: </text:span></text:span><text:a xlink:type="simple" xlink:href="http://www.geografia.fcs.ucr.ac.cr/" text:style-name="Internet_20_link" text:visited-style-name="Visited_20_Internet_20_Link"><text:span text:style-name="Internet_20_link"><text:span text:style-name="MT6">http://www.geografia.fcs.ucr.ac.cr</text:span></text:span></text:a><text:span text:style-name="Internet_20_link"><text:span text:style-name="MT7"> </text:span></text:span><text:span text:style-name="Internet_20_link"><text:span text:style-name="MT8"><text:s/></text:span></text:span><text:span text:style-name="Internet_20_link"><text:span text:style-name="MT9">|</text:span></text:span><text:span text:style-name="Internet_20_link"><text:span text:style-name="MT10"> </text:span></text:span><text:span text:style-name="MT6">dirección electrónica: </text:span><text:a xlink:type="simple" xlink:href="mailto:geografia@ucr.ac.cr" text:style-name="Internet_20_link" text:visited-style-name="Visited_20_Internet_20_Link"><text:span text:style-name="MT6">geograf</text:span></text:a><text:a xlink:type="simple" xlink:href="mailto:geografia@ucr.ac.cr" text:style-name="Internet_20_link" text:visited-style-name="Visited_20_Internet_20_Link"><text:span text:style-name="MT11">i</text:span></text:a><text:a xlink:type="simple" xlink:href="mailto:geografia@ucr.ac.cr" text:style-name="Internet_20_link" text:visited-style-name="Visited_20_Internet_20_Link"><text:span text:style-name="MT6">a@ucr.ac.c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1:24:16.325000000</meta:creation-date>
    <dc:date>2021-03-19T11:20:09.732359326</dc:date>
    <meta:editing-duration>PT15H33M44S</meta:editing-duration>
    <meta:editing-cycles>109</meta:editing-cycles>
    <meta:generator>LibreOffice/6.0.7.3$Linux_X86_64 LibreOffice_project/00m0$Build-3</meta:generator>
    <meta:document-statistic meta:table-count="2" meta:image-count="2" meta:object-count="0" meta:page-count="8" meta:paragraph-count="193" meta:word-count="1880" meta:character-count="12935" meta:non-whitespace-character-count="11287"/>
    <meta:user-defined meta:name="ZOTERO_PREF_1">&lt;data data-version="3" zotero-version="5.0.96"&gt;&lt;session id="Wlt0J3cS"/&gt;&lt;style id="http://www.zotero.org/styles/apa" locale="es-MX" hasBibliography="1" bibliographyStyleHasBeenSet="0"/&gt;&lt;prefs&gt;&lt;pref name="fieldType" value="ReferenceMark"/&gt;&lt;pref name="automa</meta:user-defined>
    <meta:user-defined meta:name="ZOTERO_PREF_2">ticJournalAbbreviations" value="true"/&gt;&lt;/prefs&gt;&lt;/data&gt;</meta:user-defined>
  </office:meta>
</office:document-meta>
</file>